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_1" style:family="text">
      <style:text-properties fo:font-size="10pt" style:font-size-asian="10pt" style:font-size-complex="10pt" fo:font-weight="normal" style:font-weight-asian="normal" style:font-weight-complex="normal"/>
    </style:style>
    <style:style style:name="T2_2" style:family="text">
      <style:text-properties fo:font-size="10pt" style:font-size-asian="10pt" style:font-size-complex="10pt" fo:font-weight="normal" style:font-weight-asian="normal" style:font-weight-complex="normal"/>
    </style:style>
    <style:style style:name="T2_3" style:family="text">
      <style:text-properties fo:font-size="10pt" style:font-size-asian="10pt" style:font-size-complex="10pt" fo:font-weight="normal" style:font-weight-asian="normal" style:font-weight-complex="normal"/>
    </style:style>
    <style:style style:name="T2_4" style:family="text">
      <style:text-properties fo:font-size="10pt" style:font-size-asian="10pt" style:font-size-complex="10pt" fo:font-weight="normal" style:font-weight-asian="normal" style:font-weight-complex="normal"/>
    </style:style>
    <style:style style:name="T2_5" style:family="text">
      <style:text-properties fo:font-size="10pt" style:font-size-asian="10pt" style:font-size-complex="10pt" fo:font-weight="normal" style:font-weight-asian="normal" style:font-weight-complex="normal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  <style:style style:name="T3_4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_1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fo:break-before="auto" fo:text-indent="0cm" fo:line-height="100%" fo:margin-top="0cm" fo:border-bottom="#808080 0.053cm solid" fo:margin-left="0cm" fo:margin-right="0cm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>
      <style:text-properties fo:font-size="10pt" style:font-size-asian="10pt" style:font-size-complex="10pt"/>
    </style:style>
    <style:style style:name="T5_4" style:family="text">
      <style:text-properties fo:font-size="10pt" style:font-size-asian="10pt" style:font-size-complex="10pt"/>
    </style:style>
    <style:style style:name="T5_5" style:family="text">
      <style:text-properties fo:font-size="10pt" style:font-size-asian="10pt" style:font-size-complex="10pt"/>
    </style:style>
    <style:style style:name="T5_6" style:family="text">
      <style:text-properties fo:font-size="10pt" style:font-size-asian="10pt" style:font-size-complex="10pt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T9_3" style:family="text">
      <style:text-properties fo:font-size="10pt" style:font-size-asian="10pt" style:font-size-complex="10pt"/>
    </style:style>
    <style:style style:name="T9_4" style:family="text">
      <style:text-properties fo:font-size="10pt" style:font-size-asian="10pt" style:font-size-complex="10pt"/>
    </style:style>
    <style:style style:name="T9_5" style:family="text">
      <style:text-properties fo:font-size="10pt" style:font-size-asian="10pt" style:font-size-complex="10pt"/>
    </style:style>
    <style:style style:name="T9_6" style:family="text">
      <style:text-properties fo:font-size="10pt" style:font-size-asian="10pt" style:font-size-complex="10pt"/>
    </style:style>
    <style:style style:name="T9_7" style:family="text">
      <style:text-properties fo:font-size="10pt" style:font-size-asian="10pt" style:font-size-complex="10pt"/>
    </style:style>
    <style:style style:name="T9_8" style:family="text">
      <style:text-properties fo:font-size="10pt" style:font-size-asian="10pt" style:font-size-complex="10pt"/>
    </style:style>
    <style:style style:name="T9_9" style:family="text">
      <style:text-properties fo:font-size="10pt" style:font-size-asian="10pt" style:font-size-complex="10pt"/>
    </style:style>
    <style:style style:name="T9_10" style:family="text">
      <style:text-properties fo:font-size="10pt" style:font-size-asian="10pt" style:font-size-complex="10pt"/>
    </style:style>
    <style:style style:name="T9_11" style:family="text">
      <style:text-properties fo:font-size="10pt" style:font-size-asian="10pt" style:font-size-complex="10pt"/>
    </style:style>
    <style:style style:name="T9_12" style:family="text">
      <style:text-properties fo:font-size="10pt" style:font-size-asian="10pt" style:font-size-complex="10pt"/>
    </style:style>
    <style:style style:name="T9_13" style:family="text">
      <style:text-properties fo:font-size="10pt" style:font-size-asian="10pt" style:font-size-complex="10pt"/>
    </style:style>
    <style:style style:name="T9_14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T10_21" style:family="text">
      <style:text-properties fo:font-size="10pt" style:font-size-asian="10pt" style:font-size-complex="10pt"/>
    </style:style>
    <style:style style:name="T10_22" style:family="text">
      <style:text-properties fo:font-size="10pt" style:font-size-asian="10pt" style:font-size-complex="10pt"/>
    </style:style>
    <style:style style:name="T10_23" style:family="text">
      <style:text-properties fo:font-size="10pt" style:font-size-asian="10pt" style:font-size-complex="10pt"/>
    </style:style>
    <style:style style:name="T10_24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10pt" style:font-size-asian="10pt" style:font-size-complex="10pt"/>
    </style:style>
    <style:style style:name="T11_25" style:family="text">
      <style:text-properties fo:font-size="10pt" style:font-size-asian="10pt" style:font-size-complex="10pt"/>
    </style:style>
    <style:style style:name="T11_26" style:family="text">
      <style:text-properties fo:font-size="10pt" style:font-size-asian="10pt" style:font-size-complex="10pt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fo:font-size="10pt" style:font-size-asian="10pt" style:font-size-complex="10pt"/>
    </style:style>
    <style:style style:name="T11_30" style:family="text">
      <style:text-properties fo:font-size="10pt" style:font-size-asian="10pt" style:font-size-complex="10pt"/>
    </style:style>
    <style:style style:name="T11_31" style:family="text">
      <style:text-properties fo:font-size="10pt" style:font-size-asian="10pt" style:font-size-complex="10pt"/>
    </style:style>
    <style:style style:name="T11_32" style:family="text">
      <style:text-properties fo:font-size="10pt" style:font-size-asian="10pt" style:font-size-complex="10pt"/>
    </style:style>
    <style:style style:name="T11_33" style:family="text">
      <style:text-properties fo:font-size="10pt" style:font-size-asian="10pt" style:font-size-complex="10pt"/>
    </style:style>
    <style:style style:name="T11_34" style:family="text">
      <style:text-properties fo:font-size="10pt" style:font-size-asian="10pt" style:font-size-complex="10pt"/>
    </style:style>
    <style:style style:name="T11_35" style:family="text">
      <style:text-properties fo:font-size="10pt" style:font-size-asian="10pt" style:font-size-complex="10pt"/>
    </style:style>
    <style:style style:name="T11_36" style:family="text">
      <style:text-properties fo:font-size="10pt" style:font-size-asian="10pt" style:font-size-complex="10pt"/>
    </style:style>
    <style:style style:name="T11_37" style:family="text">
      <style:text-properties fo:font-size="10pt" style:font-size-asian="10pt" style:font-size-complex="10pt"/>
    </style:style>
    <style:style style:name="T11_38" style:family="text">
      <style:text-properties fo:font-size="10pt" style:font-size-asian="10pt" style:font-size-complex="10pt"/>
    </style:style>
    <style:style style:name="T11_39" style:family="text">
      <style:text-properties fo:font-size="10pt" style:font-size-asian="10pt" style:font-size-complex="10pt"/>
    </style:style>
    <style:style style:name="T11_40" style:family="text">
      <style:text-properties fo:font-size="10pt" style:font-size-asian="10pt" style:font-size-complex="10pt"/>
    </style:style>
    <style:style style:name="T11_41" style:family="text">
      <style:text-properties fo:font-size="10pt" style:font-size-asian="10pt" style:font-size-complex="10pt"/>
    </style:style>
    <style:style style:name="T11_42" style:family="text">
      <style:text-properties fo:font-size="10pt" style:font-size-asian="10pt" style:font-size-complex="10pt"/>
    </style:style>
    <style:style style:name="T11_43" style:family="text">
      <style:text-properties fo:font-size="10pt" style:font-size-asian="10pt" style:font-size-complex="10pt"/>
    </style:style>
    <style:style style:name="T11_44" style:family="text">
      <style:text-properties fo:font-size="10pt" style:font-size-asian="10pt" style:font-size-complex="10pt"/>
    </style:style>
    <style:style style:name="T11_45" style:family="text">
      <style:text-properties fo:font-size="10pt" style:font-size-asian="10pt" style:font-size-complex="10pt"/>
    </style:style>
    <style:style style:name="T11_46" style:family="text">
      <style:text-properties fo:font-size="10pt" style:font-size-asian="10pt" style:font-size-complex="10pt"/>
    </style:style>
    <style:style style:name="T11_47" style:family="text">
      <style:text-properties fo:font-size="10pt" style:font-size-asian="10pt" style:font-size-complex="10pt"/>
    </style:style>
    <style:style style:name="T11_48" style:family="text">
      <style:text-properties fo:font-size="10pt" style:font-size-asian="10pt" style:font-size-complex="10pt"/>
    </style:style>
    <style:style style:name="T11_49" style:family="text">
      <style:text-properties fo:font-size="10pt" style:font-size-asian="10pt" style:font-size-complex="10pt"/>
    </style:style>
    <style:style style:name="T11_50" style:family="text">
      <style:text-properties fo:font-size="10pt" style:font-size-asian="10pt" style:font-size-complex="10pt"/>
    </style:style>
    <style:style style:name="T11_51" style:family="text">
      <style:text-properties fo:font-size="10pt" style:font-size-asian="10pt" style:font-size-complex="10pt"/>
    </style:style>
    <style:style style:name="T11_52" style:family="text">
      <style:text-properties fo:font-size="10pt" style:font-size-asian="10pt" style:font-size-complex="10pt"/>
    </style:style>
    <style:style style:name="T11_53" style:family="text">
      <style:text-properties fo:font-size="10pt" style:font-size-asian="10pt" style:font-size-complex="10pt"/>
    </style:style>
    <style:style style:name="T11_54" style:family="text">
      <style:text-properties fo:font-size="10pt" style:font-size-asian="10pt" style:font-size-complex="10pt"/>
    </style:style>
    <style:style style:name="T11_55" style:family="text">
      <style:text-properties fo:font-size="10pt" style:font-size-asian="10pt" style:font-size-complex="10pt"/>
    </style:style>
    <style:style style:name="T11_56" style:family="text">
      <style:text-properties fo:font-size="10pt" style:font-size-asian="10pt" style:font-size-complex="10pt"/>
    </style:style>
    <style:style style:name="T11_57" style:family="text">
      <style:text-properties fo:font-size="10pt" style:font-size-asian="10pt" style:font-size-complex="10pt"/>
    </style:style>
    <style:style style:name="T11_58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T13_22" style:family="text">
      <style:text-properties fo:font-size="10pt" style:font-size-asian="10pt" style:font-size-complex="10pt"/>
    </style:style>
    <style:style style:name="T13_23" style:family="text">
      <style:text-properties fo:font-size="10pt" style:font-size-asian="10pt" style:font-size-complex="10pt"/>
    </style:style>
    <style:style style:name="T13_24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T15_18" style:family="text">
      <style:text-properties fo:font-size="10pt" style:font-size-asian="10pt" style:font-size-complex="10pt"/>
    </style:style>
    <style:style style:name="T15_19" style:family="text">
      <style:text-properties fo:font-size="10pt" style:font-size-asian="10pt" style:font-size-complex="10pt"/>
    </style:style>
    <style:style style:name="T15_20" style:family="text">
      <style:text-properties fo:font-size="10pt" style:font-size-asian="10pt" style:font-size-complex="10pt"/>
    </style:style>
    <style:style style:name="T15_21" style:family="text">
      <style:text-properties fo:font-size="10pt" style:font-size-asian="10pt" style:font-size-complex="10pt"/>
    </style:style>
    <style:style style:name="T15_22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00%" fo:margin-top="0cm" fo:margin-bottom="0cm" fo:margin-right="0cm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8.547cm" fo:margin-left="0.106cm"/>
    </style:style>
    <style:style style:name="Column1" style:family="table-column">
      <style:table-column-properties style:column-width="2.858cm"/>
    </style:style>
    <style:style style:name="Column2" style:family="table-column">
      <style:table-column-properties style:column-width="15.69cm"/>
    </style:style>
    <style:style style:name="Row1" style:family="table-row"/>
    <style:style style:name="Cell1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06cm" fo:border-top="#ffffff 0.018cm solid" fo:padding-bottom="0.106cm" fo:border-bottom="#ffffff 0.018cm solid" fo:padding-left="0.106cm" fo:border-left="#ffffff 0.018cm solid" fo:padding-right="0.106cm" fo:border-right="#ffffff 0.018cm solid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06cm" fo:border-top="#ffffff 0.018cm solid" fo:padding-bottom="0.106cm" fo:border-bottom="#ffffff 0.018cm solid" fo:padding-left="0.106cm" fo:border-left="#ffffff 0.018cm solid" fo:padding-right="0.106cm" fo:border-right="#ffffff 0.018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06cm" fo:border-top="#ffffff 0.018cm solid" fo:padding-bottom="0.106cm" fo:border-bottom="#ffffff 0.018cm solid" fo:padding-left="0.106cm" fo:border-left="#ffffff 0.018cm solid" fo:padding-right="0.106cm" fo:border-right="#ffffff 0.018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2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T29_23" style:family="text">
      <style:text-properties fo:font-size="10pt" style:font-size-asian="10pt" style:font-size-complex="10pt"/>
    </style:style>
    <style:style style:name="T29_24" style:family="text">
      <style:text-properties fo:font-size="10pt" style:font-size-asian="10pt" style:font-size-complex="10pt"/>
    </style:style>
    <style:style style:name="T29_25" style:family="text">
      <style:text-properties fo:font-size="10pt" style:font-size-asian="10pt" style:font-size-complex="10pt"/>
    </style:style>
    <style:style style:name="T29_26" style:family="text">
      <style:text-properties fo:font-size="10pt" style:font-size-asian="10pt" style:font-size-complex="10pt"/>
    </style:style>
    <style:style style:name="T29_27" style:family="text">
      <style:text-properties fo:font-size="10pt" style:font-size-asian="10pt" style:font-size-complex="10pt"/>
    </style:style>
    <style:style style:name="T29_28" style:family="text">
      <style:text-properties fo:font-size="10pt" style:font-size-asian="10pt" style:font-size-complex="10pt"/>
    </style:style>
    <style:style style:name="T29_29" style:family="text">
      <style:text-properties fo:font-size="10pt" style:font-size-asian="10pt" style:font-size-complex="10pt"/>
    </style:style>
    <style:style style:name="T29_30" style:family="text">
      <style:text-properties fo:font-size="10pt" style:font-size-asian="10pt" style:font-size-complex="10pt"/>
    </style:style>
    <style:style style:name="T29_31" style:family="text">
      <style:text-properties fo:font-size="10pt" style:font-size-asian="10pt" style:font-size-complex="10pt"/>
    </style:style>
    <style:style style:name="T29_32" style:family="text">
      <style:text-properties fo:font-size="10pt" style:font-size-asian="10pt" style:font-size-complex="10pt"/>
    </style:style>
    <style:style style:name="T29_33" style:family="text">
      <style:text-properties fo:font-size="10pt" style:font-size-asian="10pt" style:font-size-complex="10pt"/>
    </style:style>
    <style:style style:name="T29_34" style:family="text">
      <style:text-properties fo:font-size="10pt" style:font-size-asian="10pt" style:font-size-complex="10pt"/>
    </style:style>
    <style:style style:name="T29_35" style:family="text">
      <style:text-properties fo:font-size="10pt" style:font-size-asian="10pt" style:font-size-complex="10pt"/>
    </style:style>
    <style:style style:name="T29_36" style:family="text">
      <style:text-properties fo:font-size="10pt" style:font-size-asian="10pt" style:font-size-complex="10pt"/>
    </style:style>
    <style:style style:name="T29_37" style:family="text">
      <style:text-properties fo:font-size="10pt" style:font-size-asian="10pt" style:font-size-complex="10pt"/>
    </style:style>
    <style:style style:name="T29_38" style:family="text">
      <style:text-properties fo:font-size="10pt" style:font-size-asian="10pt" style:font-size-complex="10pt"/>
    </style:style>
    <style:style style:name="T29_39" style:family="text">
      <style:text-properties fo:font-size="10pt" style:font-size-asian="10pt" style:font-size-complex="10pt"/>
    </style:style>
    <style:style style:name="T29_40" style:family="text">
      <style:text-properties fo:font-size="10pt" style:font-size-asian="10pt" style:font-size-complex="10pt"/>
    </style:style>
    <style:style style:name="T29_41" style:family="text">
      <style:text-properties fo:font-size="10pt" style:font-size-asian="10pt" style:font-size-complex="10pt"/>
    </style:style>
    <style:style style:name="T29_42" style:family="text">
      <style:text-properties fo:font-size="10pt" style:font-size-asian="10pt" style:font-size-complex="10pt"/>
    </style:style>
    <style:style style:name="T29_43" style:family="text">
      <style:text-properties fo:font-size="10pt" style:font-size-asian="10pt" style:font-size-complex="10pt"/>
    </style:style>
    <style:style style:name="T29_44" style:family="text">
      <style:text-properties fo:font-size="10pt" style:font-size-asian="10pt" style:font-size-complex="10pt"/>
    </style:style>
    <style:style style:name="T29_45" style:family="text">
      <style:text-properties fo:font-size="10pt" style:font-size-asian="10pt" style:font-size-complex="10pt"/>
    </style:style>
    <style:style style:name="T29_46" style:family="text">
      <style:text-properties fo:font-size="10pt" style:font-size-asian="10pt" style:font-size-complex="10pt"/>
    </style:style>
    <style:style style:name="T29_47" style:family="text">
      <style:text-properties fo:font-size="10pt" style:font-size-asian="10pt" style:font-size-complex="10pt"/>
    </style:style>
    <style:style style:name="T29_48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font-size="10pt" style:font-size-asian="10pt" style:font-size-complex="10pt"/>
    </style:style>
    <style:style style:name="T30_12" style:family="text">
      <style:text-properties fo:font-size="10pt" style:font-size-asian="10pt" style:font-size-complex="10pt"/>
    </style:style>
    <style:style style:name="T30_13" style:family="text">
      <style:text-properties fo:font-size="10pt" style:font-size-asian="10pt" style:font-size-complex="10pt"/>
    </style:style>
    <style:style style:name="T30_14" style:family="text">
      <style:text-properties fo:font-size="10pt" style:font-size-asian="10pt" style:font-size-complex="10pt"/>
    </style:style>
    <style:style style:name="T30_15" style:family="text">
      <style:text-properties fo:font-size="10pt" style:font-size-asian="10pt" style:font-size-complex="10pt"/>
    </style:style>
    <style:style style:name="T30_16" style:family="text">
      <style:text-properties fo:font-size="10pt" style:font-size-asian="10pt" style:font-size-complex="10pt"/>
    </style:style>
    <style:style style:name="T30_17" style:family="text">
      <style:text-properties fo:font-size="10pt" style:font-size-asian="10pt" style:font-size-complex="10pt"/>
    </style:style>
    <style:style style:name="T30_18" style:family="text">
      <style:text-properties fo:font-size="10pt" style:font-size-asian="10pt" style:font-size-complex="10pt"/>
    </style:style>
    <style:style style:name="T30_19" style:family="text">
      <style:text-properties fo:font-size="10pt" style:font-size-asian="10pt" style:font-size-complex="10pt"/>
    </style:style>
    <style:style style:name="T30_20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>
      <style:text-properties fo:font-size="10pt" style:font-size-asian="10pt" style:font-size-complex="10pt"/>
    </style:style>
    <style:style style:name="T31_21" style:family="text">
      <style:text-properties fo:font-size="10pt" style:font-size-asian="10pt" style:font-size-complex="10pt"/>
    </style:style>
    <style:style style:name="T31_22" style:family="text">
      <style:text-properties fo:font-size="10pt" style:font-size-asian="10pt" style:font-size-complex="10pt"/>
    </style:style>
    <style:style style:name="T31_23" style:family="text">
      <style:text-properties fo:font-size="10pt" style:font-size-asian="10pt" style:font-size-complex="10pt"/>
    </style:style>
    <style:style style:name="T31_24" style:family="text">
      <style:text-properties fo:font-size="10pt" style:font-size-asian="10pt" style:font-size-complex="10pt"/>
    </style:style>
    <style:style style:name="T31_25" style:family="text">
      <style:text-properties fo:font-size="10pt" style:font-size-asian="10pt" style:font-size-complex="10pt"/>
    </style:style>
    <style:style style:name="T31_26" style:family="text">
      <style:text-properties fo:font-size="10pt" style:font-size-asian="10pt" style:font-size-complex="10pt"/>
    </style:style>
    <style:style style:name="T31_27" style:family="text">
      <style:text-properties fo:font-size="10pt" style:font-size-asian="10pt" style:font-size-complex="10pt"/>
    </style:style>
    <style:style style:name="T31_28" style:family="text">
      <style:text-properties fo:font-size="10pt" style:font-size-asian="10pt" style:font-size-complex="10pt"/>
    </style:style>
    <style:style style:name="T31_29" style:family="text">
      <style:text-properties fo:font-size="10pt" style:font-size-asian="10pt" style:font-size-complex="10pt"/>
    </style:style>
    <style:style style:name="T31_30" style:family="text">
      <style:text-properties fo:font-size="10pt" style:font-size-asian="10pt" style:font-size-complex="10pt"/>
    </style:style>
    <style:style style:name="T31_31" style:family="text">
      <style:text-properties fo:font-size="10pt" style:font-size-asian="10pt" style:font-size-complex="10pt"/>
    </style:style>
    <style:style style:name="T31_32" style:family="text">
      <style:text-properties fo:font-size="10pt" style:font-size-asian="10pt" style:font-size-complex="10pt"/>
    </style:style>
    <style:style style:name="T31_33" style:family="text">
      <style:text-properties fo:font-size="10pt" style:font-size-asian="10pt" style:font-size-complex="10pt"/>
    </style:style>
    <style:style style:name="T31_34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font-style="italic" style:font-style-asian="italic" style:font-style-complex="italic" fo:font-size="8pt" style:font-size-asian="8pt" style:font-size-complex="8pt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T35_18" style:family="text">
      <style:text-properties fo:font-size="10pt" style:font-size-asian="10pt" style:font-size-complex="10pt"/>
    </style:style>
    <style:style style:name="T35_19" style:family="text">
      <style:text-properties fo:font-size="10pt" style:font-size-asian="10pt" style:font-size-complex="10pt"/>
    </style:style>
    <style:style style:name="T35_20" style:family="text">
      <style:text-properties fo:font-size="10pt" style:font-size-asian="10pt" style:font-size-complex="10pt"/>
    </style:style>
    <style:style style:name="T35_21" style:family="text">
      <style:text-properties fo:font-size="10pt" style:font-size-asian="10pt" style:font-size-complex="10pt"/>
    </style:style>
    <style:style style:name="T35_22" style:family="text">
      <style:text-properties fo:font-size="10pt" style:font-size-asian="10pt" style:font-size-complex="10pt"/>
    </style:style>
    <style:style style:name="T35_23" style:family="text">
      <style:text-properties fo:font-size="10pt" style:font-size-asian="10pt" style:font-size-complex="10pt"/>
    </style:style>
    <style:style style:name="T35_24" style:family="text">
      <style:text-properties fo:font-size="10pt" style:font-size-asian="10pt" style:font-size-complex="10pt"/>
    </style:style>
    <style:style style:name="T35_25" style:family="text">
      <style:text-properties fo:font-size="10pt" style:font-size-asian="10pt" style:font-size-complex="10pt"/>
    </style:style>
    <style:style style:name="T35_26" style:family="text">
      <style:text-properties fo:font-size="10pt" style:font-size-asian="10pt" style:font-size-complex="10pt"/>
    </style:style>
    <style:style style:name="T35_27" style:family="text">
      <style:text-properties fo:font-size="10pt" style:font-size-asian="10pt" style:font-size-complex="10pt"/>
    </style:style>
    <style:style style:name="T35_28" style:family="text">
      <style:text-properties fo:font-size="10pt" style:font-size-asian="10pt" style:font-size-complex="10pt"/>
    </style:style>
    <style:style style:name="T35_29" style:family="text">
      <style:text-properties fo:font-size="10pt" style:font-size-asian="10pt" style:font-size-complex="10pt"/>
    </style:style>
    <style:style style:name="T35_30" style:family="text">
      <style:text-properties fo:font-size="10pt" style:font-size-asian="10pt" style:font-size-complex="10pt"/>
    </style:style>
    <style:style style:name="T35_31" style:family="text">
      <style:text-properties fo:font-size="10pt" style:font-size-asian="10pt" style:font-size-complex="10pt"/>
    </style:style>
    <style:style style:name="T35_32" style:family="text">
      <style:text-properties fo:font-size="10pt" style:font-size-asian="10pt" style:font-size-complex="10pt"/>
    </style:style>
    <style:style style:name="T35_33" style:family="text">
      <style:text-properties fo:font-size="10pt" style:font-size-asian="10pt" style:font-size-complex="10pt"/>
    </style:style>
    <style:style style:name="T35_34" style:family="text">
      <style:text-properties fo:font-size="10pt" style:font-size-asian="10pt" style:font-size-complex="10pt"/>
    </style:style>
    <style:style style:name="T35_35" style:family="text">
      <style:text-properties fo:font-size="10pt" style:font-size-asian="10pt" style:font-size-complex="10pt"/>
    </style:style>
    <style:style style:name="T35_36" style:family="text">
      <style:text-properties fo:font-size="10pt" style:font-size-asian="10pt" style:font-size-complex="10pt"/>
    </style:style>
    <style:style style:name="T35_37" style:family="text">
      <style:text-properties fo:font-size="10pt" style:font-size-asian="10pt" style:font-size-complex="10pt"/>
    </style:style>
    <style:style style:name="T35_38" style:family="text">
      <style:text-properties fo:font-size="10pt" style:font-size-asian="10pt" style:font-size-complex="10pt"/>
    </style:style>
    <style:style style:name="T35_39" style:family="text">
      <style:text-properties fo:font-size="10pt" style:font-size-asian="10pt" style:font-size-complex="10pt"/>
    </style:style>
    <style:style style:name="T35_40" style:family="text">
      <style:text-properties fo:font-size="10pt" style:font-size-asian="10pt" style:font-size-complex="10pt"/>
    </style:style>
    <style:style style:name="T35_41" style:family="text">
      <style:text-properties fo:font-size="10pt" style:font-size-asian="10pt" style:font-size-complex="10pt"/>
    </style:style>
    <style:style style:name="T35_42" style:family="text">
      <style:text-properties fo:font-size="10pt" style:font-size-asian="10pt" style:font-size-complex="10pt"/>
    </style:style>
    <style:style style:name="T35_43" style:family="text">
      <style:text-properties fo:font-size="10pt" style:font-size-asian="10pt" style:font-size-complex="10pt"/>
    </style:style>
    <style:style style:name="T35_44" style:family="text">
      <style:text-properties fo:font-size="10pt" style:font-size-asian="10pt" style:font-size-complex="10pt"/>
    </style:style>
    <style:style style:name="T35_45" style:family="text">
      <style:text-properties fo:font-size="10pt" style:font-size-asian="10pt" style:font-size-complex="10pt"/>
    </style:style>
    <style:style style:name="T35_46" style:family="text">
      <style:text-properties fo:font-size="10pt" style:font-size-asian="10pt" style:font-size-complex="10pt"/>
    </style:style>
    <style:style style:name="T35_47" style:family="text">
      <style:text-properties fo:font-size="10pt" style:font-size-asian="10pt" style:font-size-complex="10pt"/>
    </style:style>
    <style:style style:name="T35_48" style:family="text">
      <style:text-properties fo:font-size="10pt" style:font-size-asian="10pt" style:font-size-complex="10pt"/>
    </style:style>
    <style:style style:name="T35_49" style:family="text">
      <style:text-properties fo:font-size="10pt" style:font-size-asian="10pt" style:font-size-complex="10pt"/>
    </style:style>
    <style:style style:name="T35_50" style:family="text">
      <style:text-properties fo:font-size="10pt" style:font-size-asian="10pt" style:font-size-complex="10pt"/>
    </style:style>
    <style:style style:name="T35_51" style:family="text">
      <style:text-properties fo:font-size="10pt" style:font-size-asian="10pt" style:font-size-complex="10pt"/>
    </style:style>
    <style:style style:name="T35_52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font-size="10pt" style:font-size-asian="10pt" style:font-size-complex="10pt"/>
    </style:style>
    <style:style style:name="T36_12" style:family="text">
      <style:text-properties fo:font-size="10pt" style:font-size-asian="10pt" style:font-size-complex="10pt"/>
    </style:style>
    <style:style style:name="T36_13" style:family="text">
      <style:text-properties fo:font-size="10pt" style:font-size-asian="10pt" style:font-size-complex="10pt"/>
    </style:style>
    <style:style style:name="T36_14" style:family="text">
      <style:text-properties fo:font-size="10pt" style:font-size-asian="10pt" style:font-size-complex="10pt"/>
    </style:style>
    <style:style style:name="T36_15" style:family="text">
      <style:text-properties fo:font-size="10pt" style:font-size-asian="10pt" style:font-size-complex="10pt"/>
    </style:style>
    <style:style style:name="T36_16" style:family="text">
      <style:text-properties fo:font-size="10pt" style:font-size-asian="10pt" style:font-size-complex="10pt"/>
    </style:style>
    <style:style style:name="T36_17" style:family="text">
      <style:text-properties fo:font-size="10pt" style:font-size-asian="10pt" style:font-size-complex="10pt"/>
    </style:style>
    <style:style style:name="T36_18" style:family="text">
      <style:text-properties fo:font-size="10pt" style:font-size-asian="10pt" style:font-size-complex="10pt"/>
    </style:style>
    <style:style style:name="T36_19" style:family="text">
      <style:text-properties fo:font-size="10pt" style:font-size-asian="10pt" style:font-size-complex="10pt"/>
    </style:style>
    <style:style style:name="T36_20" style:family="text">
      <style:text-properties fo:font-size="10pt" style:font-size-asian="10pt" style:font-size-complex="10pt"/>
    </style:style>
    <style:style style:name="T36_21" style:family="text">
      <style:text-properties fo:font-size="10pt" style:font-size-asian="10pt" style:font-size-complex="10pt"/>
    </style:style>
    <style:style style:name="T36_22" style:family="text">
      <style:text-properties fo:font-size="10pt" style:font-size-asian="10pt" style:font-size-complex="10pt"/>
    </style:style>
    <style:style style:name="T36_23" style:family="text">
      <style:text-properties fo:font-size="10pt" style:font-size-asian="10pt" style:font-size-complex="10pt"/>
    </style:style>
    <style:style style:name="T36_24" style:family="text">
      <style:text-properties fo:font-size="10pt" style:font-size-asian="10pt" style:font-size-complex="10pt"/>
    </style:style>
    <style:style style:name="T36_25" style:family="text">
      <style:text-properties fo:font-size="10pt" style:font-size-asian="10pt" style:font-size-complex="10pt"/>
    </style:style>
    <style:style style:name="T36_26" style:family="text">
      <style:text-properties fo:font-size="10pt" style:font-size-asian="10pt" style:font-size-complex="10pt"/>
    </style:style>
    <style:style style:name="T36_27" style:family="text">
      <style:text-properties fo:font-size="10pt" style:font-size-asian="10pt" style:font-size-complex="10pt"/>
    </style:style>
    <style:style style:name="T36_28" style:family="text">
      <style:text-properties fo:font-size="10pt" style:font-size-asian="10pt" style:font-size-complex="10pt"/>
    </style:style>
    <style:style style:name="T36_29" style:family="text">
      <style:text-properties fo:font-size="10pt" style:font-size-asian="10pt" style:font-size-complex="10pt"/>
    </style:style>
    <style:style style:name="T36_30" style:family="text">
      <style:text-properties fo:font-size="10pt" style:font-size-asian="10pt" style:font-size-complex="10pt"/>
    </style:style>
    <style:style style:name="T36_31" style:family="text">
      <style:text-properties fo:font-size="10pt" style:font-size-asian="10pt" style:font-size-complex="10pt"/>
    </style:style>
    <style:style style:name="T36_32" style:family="text">
      <style:text-properties fo:font-size="10pt" style:font-size-asian="10pt" style:font-size-complex="10pt"/>
    </style:style>
    <style:style style:name="T36_33" style:family="text">
      <style:text-properties fo:font-size="10pt" style:font-size-asian="10pt" style:font-size-complex="10pt"/>
    </style:style>
    <style:style style:name="T36_34" style:family="text">
      <style:text-properties fo:font-size="10pt" style:font-size-asian="10pt" style:font-size-complex="10pt"/>
    </style:style>
    <style:style style:name="T36_35" style:family="text">
      <style:text-properties fo:font-size="10pt" style:font-size-asian="10pt" style:font-size-complex="10pt"/>
    </style:style>
    <style:style style:name="T36_36" style:family="text">
      <style:text-properties fo:font-size="10pt" style:font-size-asian="10pt" style:font-size-complex="10pt"/>
    </style:style>
    <style:style style:name="T36_37" style:family="text">
      <style:text-properties fo:font-size="10pt" style:font-size-asian="10pt" style:font-size-complex="10pt"/>
    </style:style>
    <style:style style:name="T36_38" style:family="text">
      <style:text-properties fo:font-size="10pt" style:font-size-asian="10pt" style:font-size-complex="10pt"/>
    </style:style>
    <style:style style:name="T36_39" style:family="text">
      <style:text-properties fo:font-size="10pt" style:font-size-asian="10pt" style:font-size-complex="10pt"/>
    </style:style>
    <style:style style:name="T36_40" style:family="text">
      <style:text-properties fo:font-size="10pt" style:font-size-asian="10pt" style:font-size-complex="10pt"/>
    </style:style>
    <style:style style:name="T36_41" style:family="text">
      <style:text-properties fo:font-size="10pt" style:font-size-asian="10pt" style:font-size-complex="10pt"/>
    </style:style>
    <style:style style:name="T36_42" style:family="text">
      <style:text-properties fo:font-size="10pt" style:font-size-asian="10pt" style:font-size-complex="10pt"/>
    </style:style>
    <style:style style:name="T36_43" style:family="text">
      <style:text-properties fo:font-size="10pt" style:font-size-asian="10pt" style:font-size-complex="10pt"/>
    </style:style>
    <style:style style:name="T36_44" style:family="text">
      <style:text-properties fo:font-size="10pt" style:font-size-asian="10pt" style:font-size-complex="10pt"/>
    </style:style>
    <style:style style:name="T36_45" style:family="text">
      <style:text-properties fo:font-size="10pt" style:font-size-asian="10pt" style:font-size-complex="10pt"/>
    </style:style>
    <style:style style:name="T36_46" style:family="text">
      <style:text-properties fo:font-size="10pt" style:font-size-asian="10pt" style:font-size-complex="10pt"/>
    </style:style>
    <style:style style:name="T36_47" style:family="text">
      <style:text-properties fo:font-size="10pt" style:font-size-asian="10pt" style:font-size-complex="10pt"/>
    </style:style>
    <style:style style:name="T36_48" style:family="text">
      <style:text-properties fo:font-size="10pt" style:font-size-asian="10pt" style:font-size-complex="10pt"/>
    </style:style>
    <style:style style:name="T36_49" style:family="text">
      <style:text-properties fo:font-size="10pt" style:font-size-asian="10pt" style:font-size-complex="10pt"/>
    </style:style>
    <style:style style:name="T36_50" style:family="text">
      <style:text-properties fo:font-size="10pt" style:font-size-asian="10pt" style:font-size-complex="10pt"/>
    </style:style>
    <style:style style:name="T36_51" style:family="text">
      <style:text-properties fo:font-size="10pt" style:font-size-asian="10pt" style:font-size-complex="10pt"/>
    </style:style>
    <style:style style:name="T36_52" style:family="text">
      <style:text-properties fo:font-size="10pt" style:font-size-asian="10pt" style:font-size-complex="10pt"/>
    </style:style>
    <style:style style:name="T36_53" style:family="text">
      <style:text-properties fo:font-size="10pt" style:font-size-asian="10pt" style:font-size-complex="10pt"/>
    </style:style>
    <style:style style:name="T36_54" style:family="text">
      <style:text-properties fo:font-size="10pt" style:font-size-asian="10pt" style:font-size-complex="10pt"/>
    </style:style>
    <style:style style:name="T36_55" style:family="text">
      <style:text-properties fo:font-size="10pt" style:font-size-asian="10pt" style:font-size-complex="10pt"/>
    </style:style>
    <style:style style:name="T36_56" style:family="text">
      <style:text-properties fo:font-size="10pt" style:font-size-asian="10pt" style:font-size-complex="10pt"/>
    </style:style>
    <style:style style:name="T36_57" style:family="text">
      <style:text-properties fo:font-size="10pt" style:font-size-asian="10pt" style:font-size-complex="10pt"/>
    </style:style>
    <style:style style:name="T36_58" style:family="text">
      <style:text-properties fo:font-size="10pt" style:font-size-asian="10pt" style:font-size-complex="10pt"/>
    </style:style>
    <style:style style:name="T36_59" style:family="text">
      <style:text-properties fo:font-size="10pt" style:font-size-asian="10pt" style:font-size-complex="10pt"/>
    </style:style>
    <style:style style:name="T36_60" style:family="text">
      <style:text-properties fo:font-size="10pt" style:font-size-asian="10pt" style:font-size-complex="10pt"/>
    </style:style>
    <style:style style:name="T36_61" style:family="text">
      <style:text-properties fo:font-size="10pt" style:font-size-asian="10pt" style:font-size-complex="10pt"/>
    </style:style>
    <style:style style:name="T36_62" style:family="text">
      <style:text-properties fo:font-size="10pt" style:font-size-asian="10pt" style:font-size-complex="10pt"/>
    </style:style>
    <style:style style:name="T36_63" style:family="text">
      <style:text-properties fo:font-size="10pt" style:font-size-asian="10pt" style:font-size-complex="10pt"/>
    </style:style>
    <style:style style:name="T36_64" style:family="text">
      <style:text-properties fo:font-size="10pt" style:font-size-asian="10pt" style:font-size-complex="10pt"/>
    </style:style>
    <style:style style:name="T36_65" style:family="text">
      <style:text-properties fo:font-size="10pt" style:font-size-asian="10pt" style:font-size-complex="10pt"/>
    </style:style>
    <style:style style:name="T36_66" style:family="text">
      <style:text-properties fo:font-size="10pt" style:font-size-asian="10pt" style:font-size-complex="10pt"/>
    </style:style>
    <style:style style:name="T36_67" style:family="text">
      <style:text-properties fo:font-size="10pt" style:font-size-asian="10pt" style:font-size-complex="10pt"/>
    </style:style>
    <style:style style:name="T36_68" style:family="text">
      <style:text-properties fo:font-size="10pt" style:font-size-asian="10pt" style:font-size-complex="10pt"/>
    </style:style>
    <style:style style:name="T36_69" style:family="text">
      <style:text-properties fo:font-size="10pt" style:font-size-asian="10pt" style:font-size-complex="10pt"/>
    </style:style>
    <style:style style:name="T36_70" style:family="text">
      <style:text-properties fo:font-size="10pt" style:font-size-asian="10pt" style:font-size-complex="10pt"/>
    </style:style>
    <style:style style:name="T36_71" style:family="text">
      <style:text-properties fo:font-size="10pt" style:font-size-asian="10pt" style:font-size-complex="10pt"/>
    </style:style>
    <style:style style:name="T36_72" style:family="text">
      <style:text-properties fo:font-size="10pt" style:font-size-asian="10pt" style:font-size-complex="10pt"/>
    </style:style>
    <style:style style:name="T36_73" style:family="text">
      <style:text-properties fo:font-size="10pt" style:font-size-asian="10pt" style:font-size-complex="10pt"/>
    </style:style>
    <style:style style:name="T36_74" style:family="text">
      <style:text-properties fo:font-size="10pt" style:font-size-asian="10pt" style:font-size-complex="10pt"/>
    </style:style>
    <style:style style:name="T36_75" style:family="text">
      <style:text-properties fo:font-size="10pt" style:font-size-asian="10pt" style:font-size-complex="10pt"/>
    </style:style>
    <style:style style:name="T36_76" style:family="text">
      <style:text-properties fo:font-size="10pt" style:font-size-asian="10pt" style:font-size-complex="10pt"/>
    </style:style>
    <style:style style:name="T36_77" style:family="text">
      <style:text-properties fo:font-size="10pt" style:font-size-asian="10pt" style:font-size-complex="10pt"/>
    </style:style>
    <style:style style:name="T36_78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T37_13" style:family="text">
      <style:text-properties fo:font-size="10pt" style:font-size-asian="10pt" style:font-size-complex="10pt"/>
    </style:style>
    <style:style style:name="T37_14" style:family="text">
      <style:text-properties fo:font-size="10pt" style:font-size-asian="10pt" style:font-size-complex="10pt"/>
    </style:style>
    <style:style style:name="T37_15" style:family="text">
      <style:text-properties fo:font-size="10pt" style:font-size-asian="10pt" style:font-size-complex="10pt"/>
    </style:style>
    <style:style style:name="T37_16" style:family="text">
      <style:text-properties fo:font-size="10pt" style:font-size-asian="10pt" style:font-size-complex="10pt"/>
    </style:style>
    <style:style style:name="T37_17" style:family="text">
      <style:text-properties fo:font-size="10pt" style:font-size-asian="10pt" style:font-size-complex="10pt"/>
    </style:style>
    <style:style style:name="T37_18" style:family="text">
      <style:text-properties fo:font-size="10pt" style:font-size-asian="10pt" style:font-size-complex="10pt"/>
    </style:style>
    <style:style style:name="T37_19" style:family="text">
      <style:text-properties fo:font-size="10pt" style:font-size-asian="10pt" style:font-size-complex="10pt"/>
    </style:style>
    <style:style style:name="T37_20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text-align="left" fo:break-before="auto" fo:line-height="100%" fo:margin-top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3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_1" style:family="text">
      <style:text-properties fo:font-size="10pt" style:font-size-asian="10pt" style:font-size-complex="10pt" fo:font-weight="bold" style:font-weight-asian="bold" style:font-weight-complex="bold"/>
    </style:style>
    <style:style style:name="T39_2" style:family="text">
      <style:text-properties fo:font-size="10pt" style:font-size-asian="10pt" style:font-size-complex="10pt" fo:font-weight="bold" style:font-weight-asian="bold" style:font-weight-complex="bold"/>
    </style:style>
    <style:style style:name="T39_3" style:family="text">
      <style:text-properties fo:font-size="10pt" style:font-size-asian="10pt" style:font-size-complex="10pt" fo:font-weight="bold" style:font-weight-asian="bold" style:font-weight-complex="bold"/>
    </style:style>
    <style:style style:name="P4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T40_12" style:family="text">
      <style:text-properties fo:font-size="10pt" style:font-size-asian="10pt" style:font-size-complex="10pt"/>
    </style:style>
    <style:style style:name="T40_13" style:family="text">
      <style:text-properties fo:font-size="10pt" style:font-size-asian="10pt" style:font-size-complex="10pt"/>
    </style:style>
    <style:style style:name="T40_14" style:family="text">
      <style:text-properties fo:font-size="10pt" style:font-size-asian="10pt" style:font-size-complex="10pt"/>
    </style:style>
    <style:style style:name="T40_15" style:family="text">
      <style:text-properties fo:font-size="10pt" style:font-size-asian="10pt" style:font-size-complex="10pt"/>
    </style:style>
    <style:style style:name="T40_16" style:family="text">
      <style:text-properties fo:font-size="10pt" style:font-size-asian="10pt" style:font-size-complex="10pt"/>
    </style:style>
    <style:style style:name="T40_17" style:family="text">
      <style:text-properties fo:font-size="10pt" style:font-size-asian="10pt" style:font-size-complex="10pt"/>
    </style:style>
    <style:style style:name="T40_18" style:family="text">
      <style:text-properties fo:font-size="10pt" style:font-size-asian="10pt" style:font-size-complex="10pt"/>
    </style:style>
    <style:style style:name="T40_19" style:family="text">
      <style:text-properties fo:font-size="10pt" style:font-size-asian="10pt" style:font-size-complex="10pt"/>
    </style:style>
    <style:style style:name="T40_20" style:family="text">
      <style:text-properties fo:font-size="10pt" style:font-size-asian="10pt" style:font-size-complex="10pt"/>
    </style:style>
    <style:style style:name="T40_21" style:family="text">
      <style:text-properties fo:font-size="10pt" style:font-size-asian="10pt" style:font-size-complex="10pt"/>
    </style:style>
    <style:style style:name="T40_22" style:family="text">
      <style:text-properties fo:font-size="10pt" style:font-size-asian="10pt" style:font-size-complex="10pt"/>
    </style:style>
    <style:style style:name="T40_23" style:family="text">
      <style:text-properties fo:font-size="10pt" style:font-size-asian="10pt" style:font-size-complex="10pt"/>
    </style:style>
    <style:style style:name="T40_24" style:family="text">
      <style:text-properties fo:font-size="10pt" style:font-size-asian="10pt" style:font-size-complex="10pt"/>
    </style:style>
    <style:style style:name="T40_25" style:family="text">
      <style:text-properties fo:font-size="10pt" style:font-size-asian="10pt" style:font-size-complex="10pt"/>
    </style:style>
    <style:style style:name="T40_26" style:family="text">
      <style:text-properties fo:font-size="10pt" style:font-size-asian="10pt" style:font-size-complex="10pt"/>
    </style:style>
    <style:style style:name="T40_27" style:family="text">
      <style:text-properties fo:font-size="10pt" style:font-size-asian="10pt" style:font-size-complex="10pt"/>
    </style:style>
    <style:style style:name="T40_28" style:family="text">
      <style:text-properties fo:font-size="10pt" style:font-size-asian="10pt" style:font-size-complex="10pt"/>
    </style:style>
    <style:style style:name="T40_29" style:family="text">
      <style:text-properties fo:font-size="10pt" style:font-size-asian="10pt" style:font-size-complex="10pt"/>
    </style:style>
    <style:style style:name="T40_30" style:family="text">
      <style:text-properties fo:font-size="10pt" style:font-size-asian="10pt" style:font-size-complex="10pt"/>
    </style:style>
    <style:style style:name="T40_31" style:family="text">
      <style:text-properties fo:font-size="10pt" style:font-size-asian="10pt" style:font-size-complex="10pt"/>
    </style:style>
    <style:style style:name="T40_32" style:family="text">
      <style:text-properties fo:font-size="10pt" style:font-size-asian="10pt" style:font-size-complex="10pt"/>
    </style:style>
    <style:style style:name="T40_33" style:family="text"/>
    <style:style style:name="T40_34" style:family="text">
      <style:text-properties fo:font-size="10pt" style:font-size-asian="10pt" style:font-size-complex="10pt"/>
    </style:style>
    <style:style style:name="T40_35" style:family="text"/>
    <style:style style:name="T40_36" style:family="text">
      <style:text-properties fo:font-size="10pt" style:font-size-asian="10pt" style:font-size-complex="10pt"/>
    </style:style>
    <style:style style:name="T40_37" style:family="text"/>
    <style:style style:name="T40_38" style:family="text">
      <style:text-properties fo:font-size="10pt" style:font-size-asian="10pt" style:font-size-complex="10pt"/>
    </style:style>
    <style:style style:name="T40_39" style:family="text"/>
    <style:style style:name="T40_40" style:family="text">
      <style:text-properties fo:font-size="10pt" style:font-size-asian="10pt" style:font-size-complex="10pt"/>
    </style:style>
    <style:style style:name="T40_41" style:family="text"/>
    <style:style style:name="T40_42" style:family="text">
      <style:text-properties fo:font-size="10pt" style:font-size-asian="10pt" style:font-size-complex="10pt"/>
    </style:style>
    <style:style style:name="T40_43" style:family="text"/>
    <style:style style:name="T40_44" style:family="text">
      <style:text-properties fo:font-size="10pt" style:font-size-asian="10pt" style:font-size-complex="10pt"/>
    </style:style>
    <style:style style:name="T40_45" style:family="text"/>
    <style:style style:name="T40_46" style:family="text">
      <style:text-properties fo:font-size="10pt" style:font-size-asian="10pt" style:font-size-complex="10pt"/>
    </style:style>
    <style:style style:name="T40_47" style:family="text"/>
    <style:style style:name="T40_48" style:family="text">
      <style:text-properties fo:font-size="10pt" style:font-size-asian="10pt" style:font-size-complex="10pt"/>
    </style:style>
    <style:style style:name="T40_49" style:family="text"/>
    <style:style style:name="T40_50" style:family="text">
      <style:text-properties fo:font-size="10pt" style:font-size-asian="10pt" style:font-size-complex="10pt"/>
    </style:style>
    <style:style style:name="T40_51" style:family="text"/>
    <style:style style:name="T40_52" style:family="text">
      <style:text-properties fo:font-size="10pt" style:font-size-asian="10pt" style:font-size-complex="10pt"/>
    </style:style>
    <style:style style:name="T40_53" style:family="text"/>
    <style:style style:name="T40_54" style:family="text">
      <style:text-properties fo:font-size="10pt" style:font-size-asian="10pt" style:font-size-complex="10pt"/>
    </style:style>
    <style:style style:name="T40_55" style:family="text"/>
    <style:style style:name="T40_56" style:family="text">
      <style:text-properties fo:font-size="10pt" style:font-size-asian="10pt" style:font-size-complex="10pt"/>
    </style:style>
    <style:style style:name="T40_57" style:family="text"/>
    <style:style style:name="T40_58" style:family="text">
      <style:text-properties fo:font-size="10pt" style:font-size-asian="10pt" style:font-size-complex="10pt"/>
    </style:style>
    <style:style style:name="T40_59" style:family="text"/>
    <style:style style:name="T40_60" style:family="text">
      <style:text-properties fo:font-size="10pt" style:font-size-asian="10pt" style:font-size-complex="10pt"/>
    </style:style>
    <style:style style:name="T40_61" style:family="text"/>
    <style:style style:name="T40_62" style:family="text">
      <style:text-properties fo:font-size="10pt" style:font-size-asian="10pt" style:font-size-complex="10pt"/>
    </style:style>
    <style:style style:name="T40_63" style:family="text"/>
    <style:style style:name="T40_64" style:family="text">
      <style:text-properties fo:font-size="10pt" style:font-size-asian="10pt" style:font-size-complex="10pt"/>
    </style:style>
    <style:style style:name="T40_65" style:family="text"/>
    <style:style style:name="T40_66" style:family="text">
      <style:text-properties fo:font-size="10pt" style:font-size-asian="10pt" style:font-size-complex="10pt"/>
    </style:style>
    <style:style style:name="T40_67" style:family="text"/>
    <style:style style:name="T40_68" style:family="text">
      <style:text-properties fo:font-size="10pt" style:font-size-asian="10pt" style:font-size-complex="10pt"/>
    </style:style>
    <style:style style:name="T40_69" style:family="text"/>
    <style:style style:name="T40_70" style:family="text">
      <style:text-properties fo:font-size="10pt" style:font-size-asian="10pt" style:font-size-complex="10pt"/>
    </style:style>
    <style:style style:name="T40_71" style:family="text"/>
    <style:style style:name="T40_72" style:family="text">
      <style:text-properties fo:font-size="10pt" style:font-size-asian="10pt" style:font-size-complex="10pt"/>
    </style:style>
    <style:style style:name="T40_73" style:family="text"/>
    <style:style style:name="T40_74" style:family="text">
      <style:text-properties fo:font-size="10pt" style:font-size-asian="10pt" style:font-size-complex="10pt"/>
    </style:style>
    <style:style style:name="T40_75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T41_9" style:family="text">
      <style:text-properties fo:font-size="10pt" style:font-size-asian="10pt" style:font-size-complex="10pt"/>
    </style:style>
    <style:style style:name="T41_10" style:family="text">
      <style:text-properties fo:font-size="10pt" style:font-size-asian="10pt" style:font-size-complex="10pt"/>
    </style:style>
    <style:style style:name="T41_11" style:family="text">
      <style:text-properties fo:font-size="10pt" style:font-size-asian="10pt" style:font-size-complex="10pt"/>
    </style:style>
    <style:style style:name="T41_12" style:family="text">
      <style:text-properties fo:font-size="10pt" style:font-size-asian="10pt" style:font-size-complex="10pt"/>
    </style:style>
    <style:style style:name="T41_13" style:family="text">
      <style:text-properties fo:font-size="10pt" style:font-size-asian="10pt" style:font-size-complex="10pt"/>
    </style:style>
    <style:style style:name="T41_14" style:family="text">
      <style:text-properties fo:font-size="10pt" style:font-size-asian="10pt" style:font-size-complex="10pt"/>
    </style:style>
    <style:style style:name="T41_15" style:family="text">
      <style:text-properties fo:font-size="10pt" style:font-size-asian="10pt" style:font-size-complex="10pt"/>
    </style:style>
    <style:style style:name="T41_16" style:family="text">
      <style:text-properties fo:font-size="10pt" style:font-size-asian="10pt" style:font-size-complex="10pt"/>
    </style:style>
    <style:style style:name="T41_17" style:family="text">
      <style:text-properties fo:font-size="10pt" style:font-size-asian="10pt" style:font-size-complex="10pt"/>
    </style:style>
    <style:style style:name="T41_18" style:family="text">
      <style:text-properties fo:font-size="10pt" style:font-size-asian="10pt" style:font-size-complex="10pt"/>
    </style:style>
    <style:style style:name="T41_19" style:family="text">
      <style:text-properties fo:font-size="10pt" style:font-size-asian="10pt" style:font-size-complex="10pt"/>
    </style:style>
    <style:style style:name="T41_20" style:family="text">
      <style:text-properties fo:font-size="10pt" style:font-size-asian="10pt" style:font-size-complex="10pt"/>
    </style:style>
    <style:style style:name="T41_21" style:family="text">
      <style:text-properties fo:font-size="10pt" style:font-size-asian="10pt" style:font-size-complex="10pt"/>
    </style:style>
    <style:style style:name="T41_22" style:family="text">
      <style:text-properties fo:font-size="10pt" style:font-size-asian="10pt" style:font-size-complex="10pt"/>
    </style:style>
    <style:style style:name="T41_23" style:family="text">
      <style:text-properties fo:font-size="10pt" style:font-size-asian="10pt" style:font-size-complex="10pt"/>
    </style:style>
    <style:style style:name="T41_24" style:family="text">
      <style:text-properties fo:font-size="10pt" style:font-size-asian="10pt" style:font-size-complex="10pt"/>
    </style:style>
    <style:style style:name="T41_25" style:family="text">
      <style:text-properties fo:font-size="10pt" style:font-size-asian="10pt" style:font-size-complex="10pt"/>
    </style:style>
    <style:style style:name="T41_26" style:family="text">
      <style:text-properties fo:font-size="10pt" style:font-size-asian="10pt" style:font-size-complex="10pt"/>
    </style:style>
    <style:style style:name="T41_27" style:family="text">
      <style:text-properties fo:font-size="10pt" style:font-size-asian="10pt" style:font-size-complex="10pt"/>
    </style:style>
    <style:style style:name="T41_28" style:family="text">
      <style:text-properties fo:font-size="10pt" style:font-size-asian="10pt" style:font-size-complex="10pt"/>
    </style:style>
    <style:style style:name="T41_29" style:family="text">
      <style:text-properties fo:font-size="10pt" style:font-size-asian="10pt" style:font-size-complex="10pt"/>
    </style:style>
    <style:style style:name="T41_30" style:family="text">
      <style:text-properties fo:font-size="10pt" style:font-size-asian="10pt" style:font-size-complex="10pt"/>
    </style:style>
    <style:style style:name="T41_31" style:family="text">
      <style:text-properties fo:font-size="10pt" style:font-size-asian="10pt" style:font-size-complex="10pt"/>
    </style:style>
    <style:style style:name="T41_32" style:family="text">
      <style:text-properties fo:font-size="10pt" style:font-size-asian="10pt" style:font-size-complex="10pt"/>
    </style:style>
    <style:style style:name="T41_33" style:family="text">
      <style:text-properties fo:font-size="10pt" style:font-size-asian="10pt" style:font-size-complex="10pt"/>
    </style:style>
    <style:style style:name="T41_34" style:family="text">
      <style:text-properties fo:font-size="10pt" style:font-size-asian="10pt" style:font-size-complex="10pt"/>
    </style:style>
    <style:style style:name="T41_35" style:family="text">
      <style:text-properties fo:font-size="10pt" style:font-size-asian="10pt" style:font-size-complex="10pt"/>
    </style:style>
    <style:style style:name="T41_36" style:family="text">
      <style:text-properties fo:font-size="10pt" style:font-size-asian="10pt" style:font-size-complex="10pt"/>
    </style:style>
    <style:style style:name="T41_37" style:family="text">
      <style:text-properties fo:font-size="10pt" style:font-size-asian="10pt" style:font-size-complex="10pt"/>
    </style:style>
    <style:style style:name="T41_38" style:family="text">
      <style:text-properties fo:font-size="10pt" style:font-size-asian="10pt" style:font-size-complex="10pt"/>
    </style:style>
    <style:style style:name="T41_39" style:family="text">
      <style:text-properties fo:font-size="10pt" style:font-size-asian="10pt" style:font-size-complex="10pt"/>
    </style:style>
    <style:style style:name="T41_40" style:family="text">
      <style:text-properties fo:font-size="10pt" style:font-size-asian="10pt" style:font-size-complex="10pt"/>
    </style:style>
    <style:style style:name="T41_41" style:family="text">
      <style:text-properties fo:font-size="10pt" style:font-size-asian="10pt" style:font-size-complex="10pt"/>
    </style:style>
    <style:style style:name="T41_42" style:family="text">
      <style:text-properties fo:font-size="10pt" style:font-size-asian="10pt" style:font-size-complex="10pt"/>
    </style:style>
    <style:style style:name="T41_43" style:family="text">
      <style:text-properties fo:font-size="10pt" style:font-size-asian="10pt" style:font-size-complex="10pt"/>
    </style:style>
    <style:style style:name="T41_44" style:family="text">
      <style:text-properties fo:font-size="10pt" style:font-size-asian="10pt" style:font-size-complex="10pt"/>
    </style:style>
    <style:style style:name="T41_45" style:family="text">
      <style:text-properties fo:font-size="10pt" style:font-size-asian="10pt" style:font-size-complex="10pt"/>
    </style:style>
    <style:style style:name="T41_46" style:family="text">
      <style:text-properties fo:font-size="10pt" style:font-size-asian="10pt" style:font-size-complex="10pt"/>
    </style:style>
    <style:style style:name="T41_47" style:family="text">
      <style:text-properties fo:font-size="10pt" style:font-size-asian="10pt" style:font-size-complex="10pt"/>
    </style:style>
    <style:style style:name="T41_48" style:family="text">
      <style:text-properties fo:font-size="10pt" style:font-size-asian="10pt" style:font-size-complex="10pt"/>
    </style:style>
    <style:style style:name="T41_49" style:family="text"/>
    <style:style style:name="T41_50" style:family="text">
      <style:text-properties fo:font-size="10pt" style:font-size-asian="10pt" style:font-size-complex="10pt"/>
    </style:style>
    <style:style style:name="T41_51" style:family="text"/>
    <style:style style:name="T41_52" style:family="text">
      <style:text-properties fo:font-size="10pt" style:font-size-asian="10pt" style:font-size-complex="10pt"/>
    </style:style>
    <style:style style:name="T41_53" style:family="text"/>
    <style:style style:name="T41_54" style:family="text">
      <style:text-properties fo:font-size="10pt" style:font-size-asian="10pt" style:font-size-complex="10pt"/>
    </style:style>
    <style:style style:name="T41_55" style:family="text"/>
    <style:style style:name="T41_56" style:family="text">
      <style:text-properties fo:font-size="10pt" style:font-size-asian="10pt" style:font-size-complex="10pt"/>
    </style:style>
    <style:style style:name="T41_57" style:family="text"/>
    <style:style style:name="T41_58" style:family="text">
      <style:text-properties fo:font-size="10pt" style:font-size-asian="10pt" style:font-size-complex="10pt"/>
    </style:style>
    <style:style style:name="T41_59" style:family="text"/>
    <style:style style:name="T41_60" style:family="text">
      <style:text-properties fo:font-size="10pt" style:font-size-asian="10pt" style:font-size-complex="10pt"/>
    </style:style>
    <style:style style:name="T41_61" style:family="text"/>
    <style:style style:name="T41_62" style:family="text">
      <style:text-properties fo:font-size="10pt" style:font-size-asian="10pt" style:font-size-complex="10pt"/>
    </style:style>
    <style:style style:name="T41_63" style:family="text"/>
    <style:style style:name="T41_64" style:family="text">
      <style:text-properties fo:font-size="10pt" style:font-size-asian="10pt" style:font-size-complex="10pt"/>
    </style:style>
    <style:style style:name="T41_65" style:family="text"/>
    <style:style style:name="T41_66" style:family="text">
      <style:text-properties fo:font-size="10pt" style:font-size-asian="10pt" style:font-size-complex="10pt"/>
    </style:style>
    <style:style style:name="T41_67" style:family="text"/>
    <style:style style:name="T41_68" style:family="text">
      <style:text-properties fo:font-size="10pt" style:font-size-asian="10pt" style:font-size-complex="10pt"/>
    </style:style>
    <style:style style:name="T41_69" style:family="text"/>
    <style:style style:name="T41_70" style:family="text">
      <style:text-properties fo:font-size="10pt" style:font-size-asian="10pt" style:font-size-complex="10pt"/>
    </style:style>
    <style:style style:name="T41_71" style:family="text"/>
    <style:style style:name="T41_72" style:family="text">
      <style:text-properties fo:font-size="10pt" style:font-size-asian="10pt" style:font-size-complex="10pt"/>
    </style:style>
    <style:style style:name="T41_73" style:family="text"/>
    <style:style style:name="T41_74" style:family="text">
      <style:text-properties fo:font-size="10pt" style:font-size-asian="10pt" style:font-size-complex="10pt"/>
    </style:style>
    <style:style style:name="T41_75" style:family="text"/>
    <style:style style:name="T41_76" style:family="text">
      <style:text-properties fo:font-size="10pt" style:font-size-asian="10pt" style:font-size-complex="10pt"/>
    </style:style>
    <style:style style:name="T41_77" style:family="text"/>
    <style:style style:name="T41_78" style:family="text">
      <style:text-properties fo:font-size="10pt" style:font-size-asian="10pt" style:font-size-complex="10pt"/>
    </style:style>
    <style:style style:name="T41_79" style:family="text"/>
    <style:style style:name="T41_80" style:family="text">
      <style:text-properties fo:font-size="10pt" style:font-size-asian="10pt" style:font-size-complex="10pt"/>
    </style:style>
    <style:style style:name="T41_81" style:family="text"/>
    <style:style style:name="T41_82" style:family="text">
      <style:text-properties fo:font-size="10pt" style:font-size-asian="10pt" style:font-size-complex="10pt"/>
    </style:style>
    <style:style style:name="T41_83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Heading_20_5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5.214cm"/>
        </style:tab-stops>
      </style:paragraph-properties>
    </style:style>
    <style:style style:name="T4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fo:font-size="10pt" style:font-size-asian="10pt" style:font-size-complex="10pt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5.24cm"/>
        </style:tab-stops>
      </style:paragraph-properties>
    </style:style>
    <style:style style:name="T4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9" style:family="text">
      <style:text-properties fo:font-size="10pt" style:font-size-asian="10pt" style:font-size-complex="10pt"/>
    </style:style>
    <style:style style:name="T47_10" style:family="text">
      <style:text-properties fo:font-size="10pt" style:font-size-asian="10pt" style:font-size-complex="10pt"/>
    </style:style>
    <style:style style:name="T47_11" style:family="text">
      <style:text-properties fo:font-size="10pt" style:font-size-asian="10pt" style:font-size-complex="10pt"/>
    </style:style>
    <style:style style:name="T47_12" style:family="text">
      <style:text-properties fo:font-size="10pt" style:font-size-asian="10pt" style:font-size-complex="10pt"/>
    </style:style>
    <style:style style:name="T47_13" style:family="text">
      <style:text-properties fo:font-size="10pt" style:font-size-asian="10pt" style:font-size-complex="10pt"/>
    </style:style>
    <style:style style:name="T47_14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fo:font-size="10pt" style:font-size-asian="10pt" style:font-size-complex="10pt"/>
    </style:style>
    <style:style style:name="T48_2" style:family="text">
      <style:text-properties fo:font-size="10pt" style:font-size-asian="10pt" style:font-size-complex="10pt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fo:font-size="10pt" style:font-size-asian="10pt" style:font-size-complex="10pt"/>
    </style:style>
    <style:style style:name="T48_8" style:family="text">
      <style:text-properties fo:font-size="10pt" style:font-size-asian="10pt" style:font-size-complex="10pt"/>
    </style:style>
    <style:style style:name="T48_9" style:family="text">
      <style:text-properties fo:font-size="10pt" style:font-size-asian="10pt" style:font-size-complex="10pt"/>
    </style:style>
    <style:style style:name="T48_10" style:family="text">
      <style:text-properties fo:font-size="10pt" style:font-size-asian="10pt" style:font-size-complex="10pt"/>
    </style:style>
    <style:style style:name="T48_11" style:family="text">
      <style:text-properties fo:font-size="10pt" style:font-size-asian="10pt" style:font-size-complex="10pt"/>
    </style:style>
    <style:style style:name="T48_12" style:family="text">
      <style:text-properties fo:font-size="10pt" style:font-size-asian="10pt" style:font-size-complex="10pt"/>
    </style:style>
    <style:style style:name="T48_13" style:family="text">
      <style:text-properties fo:font-size="10pt" style:font-size-asian="10pt" style:font-size-complex="10pt"/>
    </style:style>
    <style:style style:name="T48_14" style:family="text">
      <style:text-properties fo:font-size="10pt" style:font-size-asian="10pt" style:font-size-complex="10pt"/>
    </style:style>
    <style:style style:name="T48_15" style:family="text">
      <style:text-properties fo:font-size="10pt" style:font-size-asian="10pt" style:font-size-complex="10pt"/>
    </style:style>
    <style:style style:name="T48_16" style:family="text">
      <style:text-properties fo:font-size="10pt" style:font-size-asian="10pt" style:font-size-complex="10pt"/>
    </style:style>
    <style:style style:name="T48_17" style:family="text">
      <style:text-properties fo:font-size="10pt" style:font-size-asian="10pt" style:font-size-complex="10pt"/>
    </style:style>
    <style:style style:name="T48_18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Michael</text:span><text:span text:style-name="T1_2"><text:s/></text:span><text:span text:style-name="T1_3">E</text:span><text:span text:style-name="T1_4">.<text:s/></text:span><text:span text:style-name="T1_5">Ratliff</text:span></text:p>
      <text:p text:style-name="P2"><text:span text:style-name="T2_1">1309<text:s/></text:span><text:span text:style-name="T2_2">Haybrook</text:span><text:span text:style-name="T2_3"><text:s/></text:span><text:span text:style-name="T2_4">Drive</text:span><text:span text:style-name="T2_5"> </text:span></text:p>
      <text:p text:style-name="P3"><text:span text:style-name="T3_1">Gahanna</text:span><text:span text:style-name="T3_2">,<text:s/></text:span><text:span text:style-name="T3_3">Ohio</text:span><text:span text:style-name="T3_4"><text:s/>43230 </text:span></text:p>
      <text:p text:style-name="P4"><text:span text:style-name="T4_1">(937)<text:s/>554-7249 </text:span></text:p>
      <text:p text:style-name="P5"><text:span text:style-name="T5_1">email</text:span><text:span text:style-name="T5_2">@</text:span><text:span text:style-name="T5_3">michaelratliff</text:span><text:span text:style-name="T5_4">.</text:span><text:span text:style-name="T5_5">com</text:span><text:span text:style-name="T5_6"> </text:span></text:p>
      <text:p text:style-name="P6"><text:span text:style-name="T6_1">SUMMARY</text:span><text:span text:style-name="T6_2"> </text:span></text:p>
      <text:p text:style-name="P7"><text:span text:style-name="T7_1">An</text:span><text:span text:style-name="T7_2"><text:s/></text:span><text:span text:style-name="T7_3">accomplished</text:span><text:span text:style-name="T7_4"><text:s/></text:span><text:span text:style-name="T7_5">Computer</text:span><text:span text:style-name="T7_6"><text:s/></text:span><text:span text:style-name="T7_7">Engineer</text:span><text:span text:style-name="T7_8"><text:s/></text:span><text:span text:style-name="T7_9">with</text:span><text:span text:style-name="T7_10"><text:s/></text:span><text:span text:style-name="T7_11">a</text:span><text:span text:style-name="T7_12"><text:s/></text:span><text:span text:style-name="T7_13">Masters</text:span><text:span text:style-name="T7_14"><text:s/></text:span><text:span text:style-name="T7_15">degree</text:span><text:span text:style-name="T7_16"><text:s/></text:span><text:span text:style-name="T7_17">and</text:span><text:span text:style-name="T7_18"><text:s/></text:span><text:span text:style-name="T7_19">experience</text:span><text:span text:style-name="T7_20"><text:s/></text:span><text:span text:style-name="T7_21">specializing</text:span><text:span text:style-name="T7_22"><text:s/></text:span><text:span text:style-name="T7_23">in</text:span><text:span text:style-name="T7_24"><text:s/></text:span><text:span text:style-name="T7_25">application</text:span><text:span text:style-name="T7_26"><text:s/></text:span><text:span text:style-name="T7_27">development</text:span><text:span text:style-name="T7_28">.<text:s/></text:span><text:span text:style-name="T7_29">Extensive</text:span><text:span text:style-name="T7_30"><text:s/></text:span><text:span text:style-name="T7_31">experience</text:span><text:span text:style-name="T7_32"><text:s/></text:span><text:span text:style-name="T7_33">in</text:span><text:span text:style-name="T7_34"><text:s/></text:span><text:span text:style-name="T7_35">software</text:span><text:span text:style-name="T7_36"><text:s/></text:span><text:span text:style-name="T7_37">design</text:span><text:span text:style-name="T7_38"><text:s/></text:span><text:span text:style-name="T7_39">processes</text:span><text:span text:style-name="T7_40">,<text:s/></text:span><text:span text:style-name="T7_41">architecture</text:span><text:span text:style-name="T7_42">,<text:s/></text:span><text:span text:style-name="T7_43">and</text:span><text:span text:style-name="T7_44"><text:s/></text:span><text:span text:style-name="T7_45">application</text:span><text:span text:style-name="T7_46"><text:s/></text:span><text:span text:style-name="T7_47">quality</text:span><text:span text:style-name="T7_48"><text:s/></text:span><text:span text:style-name="T7_49">control</text:span><text:span text:style-name="T7_50">.<text:s/></text:span><text:span text:style-name="T7_51">Strong</text:span><text:span text:style-name="T7_52"><text:s/></text:span><text:span text:style-name="T7_53">expertise</text:span><text:span text:style-name="T7_54"><text:s/></text:span><text:span text:style-name="T7_55">in</text:span><text:span text:style-name="T7_56"><text:s/></text:span><text:span text:style-name="T7_57">creating</text:span><text:span text:style-name="T7_58"><text:s/></text:span><text:span text:style-name="T7_59">J</text:span><text:span text:style-name="T7_60">2</text:span><text:span text:style-name="T7_61">EE</text:span><text:span text:style-name="T7_62"><text:s/></text:span><text:span text:style-name="T7_63">and</text:span><text:span text:style-name="T7_64"><text:s/></text:span><text:span text:style-name="T7_65">Perl</text:span><text:span text:style-name="T7_66"><text:s/></text:span><text:span text:style-name="T7_67">applications</text:span><text:span text:style-name="T7_68">.</text:span></text:p>
      <text:list text:style-name="LS1" xml:id="list0">
        <text:list-item>
          <text:p text:style-name="P8"><text:span text:style-name="T8_1">Strong</text:span><text:span text:style-name="T8_2"><text:s/></text:span><text:span text:style-name="T8_3">background</text:span><text:span text:style-name="T8_4"><text:s/></text:span><text:span text:style-name="T8_5">in</text:span><text:span text:style-name="T8_6"><text:s/></text:span><text:span text:style-name="T8_7">many</text:span><text:span text:style-name="T8_8"><text:s/></text:span><text:span text:style-name="T8_9">areas</text:span><text:span text:style-name="T8_10"><text:s/></text:span><text:span text:style-name="T8_11">including</text:span><text:span text:style-name="T8_12"><text:s/></text:span><text:span text:style-name="T8_13">application</text:span><text:span text:style-name="T8_14"><text:s/></text:span><text:span text:style-name="T8_15">development</text:span><text:span text:style-name="T8_16">,<text:s/></text:span><text:span text:style-name="T8_17">research</text:span><text:span text:style-name="T8_18">,<text:s/></text:span><text:span text:style-name="T8_19">data</text:span><text:span text:style-name="T8_20"><text:s/></text:span><text:span text:style-name="T8_21">compilation</text:span><text:span text:style-name="T8_22"><text:s/></text:span><text:span text:style-name="T8_23">and</text:span><text:span text:style-name="T8_24"><text:s/></text:span><text:span text:style-name="T8_25">analysis</text:span><text:span text:style-name="T8_26">,<text:s/></text:span><text:span text:style-name="T8_27">and</text:span><text:span text:style-name="T8_28"><text:s/></text:span><text:span text:style-name="T8_29">report</text:span><text:span text:style-name="T8_30"><text:s/></text:span><text:span text:style-name="T8_31">preparation</text:span><text:span text:style-name="T8_32">. </text:span></text:p>
        </text:list-item>
      </text:list>
      <text:list text:style-name="LS2" xml:id="list1">
        <text:list-item>
          <text:p text:style-name="P9"><text:span text:style-name="T9_1">Strong</text:span><text:span text:style-name="T9_2"><text:s/></text:span><text:span text:style-name="T9_3">experience</text:span><text:span text:style-name="T9_4"><text:s/></text:span><text:span text:style-name="T9_5">in</text:span><text:span text:style-name="T9_6"><text:s/></text:span><text:span text:style-name="T9_7">application</text:span><text:span text:style-name="T9_8"><text:s/></text:span><text:span text:style-name="T9_9">development</text:span><text:span text:style-name="T9_10"><text:s/></text:span><text:span text:style-name="T9_11">and</text:span><text:span text:style-name="T9_12"><text:s/></text:span><text:span text:style-name="T9_13">design</text:span><text:span text:style-name="T9_14">. </text:span></text:p>
        </text:list-item>
        <text:list-item>
          <text:p text:style-name="P10"><text:span text:style-name="T10_1">Thorough</text:span><text:span text:style-name="T10_2"><text:s/></text:span><text:span text:style-name="T10_3">knowledge</text:span><text:span text:style-name="T10_4"><text:s/></text:span><text:span text:style-name="T10_5">of</text:span><text:span text:style-name="T10_6"><text:s/></text:span><text:span text:style-name="T10_7">Sybase</text:span><text:span text:style-name="T10_8">,<text:s/></text:span><text:span text:style-name="T10_9">Oracle</text:span><text:span text:style-name="T10_10">,<text:s/></text:span><text:span text:style-name="T10_11">Postges</text:span><text:span text:style-name="T10_12">,<text:s/></text:span><text:span text:style-name="T10_13">Access</text:span><text:span text:style-name="T10_14">,<text:s/></text:span><text:span text:style-name="T10_15">MS</text:span><text:span text:style-name="T10_16"><text:s/></text:span><text:span text:style-name="T10_17">SQL</text:span><text:span text:style-name="T10_18">,<text:s/></text:span><text:span text:style-name="T10_19">and</text:span><text:span text:style-name="T10_20"><text:s/></text:span><text:span text:style-name="T10_21">MySQL</text:span><text:span text:style-name="T10_22"><text:s/></text:span><text:span text:style-name="T10_23">databases</text:span><text:span text:style-name="T10_24">. </text:span></text:p>
        </text:list-item>
        <text:list-item>
          <text:p text:style-name="P11"><text:span text:style-name="T11_1">Proven</text:span><text:span text:style-name="T11_2"><text:s/></text:span><text:span text:style-name="T11_3">track</text:span><text:span text:style-name="T11_4"><text:s/></text:span><text:span text:style-name="T11_5">records</text:span><text:span text:style-name="T11_6"><text:s/></text:span><text:span text:style-name="T11_7">in</text:span><text:span text:style-name="T11_8"><text:s/></text:span><text:span text:style-name="T11_9">seeing</text:span><text:span text:style-name="T11_10"><text:s/></text:span><text:span text:style-name="T11_11">that</text:span><text:span text:style-name="T11_12"><text:s/></text:span><text:span text:style-name="T11_13">all</text:span><text:span text:style-name="T11_14"><text:s/></text:span><text:span text:style-name="T11_15">developed</text:span><text:span text:style-name="T11_16"><text:s/></text:span><text:span text:style-name="T11_17">applications</text:span><text:span text:style-name="T11_18"><text:s/></text:span><text:span text:style-name="T11_19">are</text:span><text:span text:style-name="T11_20"><text:s/></text:span><text:span text:style-name="T11_21">thorough</text:span><text:span text:style-name="T11_22"><text:s/></text:span><text:span text:style-name="T11_23">and</text:span><text:span text:style-name="T11_24"><text:s/></text:span><text:span text:style-name="T11_25">accurate</text:span><text:span text:style-name="T11_26">,<text:s/></text:span><text:span text:style-name="T11_27">while</text:span><text:span text:style-name="T11_28"><text:s/></text:span><text:span text:style-name="T11_29">seeing</text:span><text:span text:style-name="T11_30"><text:s/></text:span><text:span text:style-name="T11_31">that</text:span><text:span text:style-name="T11_32"><text:s/></text:span><text:span text:style-name="T11_33">all</text:span><text:span text:style-name="T11_34"><text:s/></text:span><text:span text:style-name="T11_35">projects</text:span><text:span text:style-name="T11_36"><text:s/></text:span><text:span text:style-name="T11_37">are</text:span><text:span text:style-name="T11_38"><text:s/></text:span><text:span text:style-name="T11_39">seen</text:span><text:span text:style-name="T11_40"><text:s/></text:span><text:span text:style-name="T11_41">to</text:span><text:span text:style-name="T11_42"><text:s/></text:span><text:span text:style-name="T11_43">their</text:span><text:span text:style-name="T11_44"><text:s/></text:span><text:span text:style-name="T11_45">completion</text:span><text:span text:style-name="T11_46">,<text:s/></text:span><text:span text:style-name="T11_47">and</text:span><text:span text:style-name="T11_48"><text:s/></text:span><text:span text:style-name="T11_49">adhering</text:span><text:span text:style-name="T11_50"><text:s/></text:span><text:span text:style-name="T11_51">to</text:span><text:span text:style-name="T11_52"><text:s/></text:span><text:span text:style-name="T11_53">all</text:span><text:span text:style-name="T11_54"><text:s/></text:span><text:span text:style-name="T11_55">industry</text:span><text:span text:style-name="T11_56"><text:s/></text:span><text:span text:style-name="T11_57">standards</text:span><text:span text:style-name="T11_58">. </text:span></text:p>
        </text:list-item>
        <text:list-item>
          <text:p text:style-name="P12"><text:span text:style-name="T12_1">Hard</text:span><text:span text:style-name="T12_2">-</text:span><text:span text:style-name="T12_3">working</text:span><text:span text:style-name="T12_4">,<text:s/></text:span><text:span text:style-name="T12_5">dedicated</text:span><text:span text:style-name="T12_6">,<text:s/></text:span><text:span text:style-name="T12_7">and</text:span><text:span text:style-name="T12_8"><text:s/></text:span><text:span text:style-name="T12_9">fully</text:span><text:span text:style-name="T12_10"><text:s/></text:span><text:span text:style-name="T12_11">committed</text:span><text:span text:style-name="T12_12"><text:s/></text:span><text:span text:style-name="T12_13">to</text:span><text:span text:style-name="T12_14"><text:s/></text:span><text:span text:style-name="T12_15">ensuring</text:span><text:span text:style-name="T12_16"><text:s/></text:span><text:span text:style-name="T12_17">the</text:span><text:span text:style-name="T12_18"><text:s/></text:span><text:span text:style-name="T12_19">highest</text:span><text:span text:style-name="T12_20"><text:s/></text:span><text:span text:style-name="T12_21">standards</text:span><text:span text:style-name="T12_22"><text:s/></text:span><text:span text:style-name="T12_23">of</text:span><text:span text:style-name="T12_24"><text:s/></text:span><text:span text:style-name="T12_25">integrity</text:span><text:span text:style-name="T12_26"><text:s/></text:span><text:span text:style-name="T12_27">at</text:span><text:span text:style-name="T12_28"><text:s/></text:span><text:span text:style-name="T12_29">all</text:span><text:span text:style-name="T12_30"><text:s/></text:span><text:span text:style-name="T12_31">times</text:span><text:span text:style-name="T12_32">. </text:span></text:p>
        </text:list-item>
        <text:list-item>
          <text:p text:style-name="P13"><text:span text:style-name="T13_1">Results</text:span><text:span text:style-name="T13_2">-</text:span><text:span text:style-name="T13_3">oriented</text:span><text:span text:style-name="T13_4">,<text:s/></text:span><text:span text:style-name="T13_5">with</text:span><text:span text:style-name="T13_6"><text:s/></text:span><text:span text:style-name="T13_7">an</text:span><text:span text:style-name="T13_8"><text:s/></text:span><text:span text:style-name="T13_9">ability</text:span><text:span text:style-name="T13_10"><text:s/></text:span><text:span text:style-name="T13_11">to</text:span><text:span text:style-name="T13_12"><text:s/></text:span><text:span text:style-name="T13_13">see</text:span><text:span text:style-name="T13_14"><text:s/></text:span><text:span text:style-name="T13_15">any</text:span><text:span text:style-name="T13_16"><text:s/></text:span><text:span text:style-name="T13_17">assignment</text:span><text:span text:style-name="T13_18"><text:s/></text:span><text:span text:style-name="T13_19">to</text:span><text:span text:style-name="T13_20"><text:s/></text:span><text:span text:style-name="T13_21">successful</text:span><text:span text:style-name="T13_22"><text:s/></text:span><text:span text:style-name="T13_23">completion</text:span><text:span text:style-name="T13_24">.</text:span></text:p>
        </text:list-item>
        <text:list-item>
          <text:p text:style-name="P14"><text:span text:style-name="T14_1">Works</text:span><text:span text:style-name="T14_2"><text:s/></text:span><text:span text:style-name="T14_3">well</text:span><text:span text:style-name="T14_4"><text:s/></text:span><text:span text:style-name="T14_5">with</text:span><text:span text:style-name="T14_6"><text:s/></text:span><text:span text:style-name="T14_7">all</text:span><text:span text:style-name="T14_8"><text:s/></text:span><text:span text:style-name="T14_9">levels</text:span><text:span text:style-name="T14_10"><text:s/></text:span><text:span text:style-name="T14_11">of</text:span><text:span text:style-name="T14_12"><text:s/></text:span><text:span text:style-name="T14_13">management</text:span><text:span text:style-name="T14_14"><text:s/></text:span><text:span text:style-name="T14_15">and</text:span><text:span text:style-name="T14_16"><text:s/></text:span><text:span text:style-name="T14_17">co</text:span><text:span text:style-name="T14_18">-</text:span><text:span text:style-name="T14_19">workers</text:span><text:span text:style-name="T14_20">.</text:span></text:p>
        </text:list-item>
      </text:list>
      <text:list text:style-name="LS3" xml:id="list7">
        <text:list-item>
          <text:p text:style-name="P15"><text:span text:style-name="T15_1">A</text:span><text:span text:style-name="T15_2"><text:s/></text:span><text:span text:style-name="T15_3">problem</text:span><text:span text:style-name="T15_4"><text:s/></text:span><text:span text:style-name="T15_5">solver</text:span><text:span text:style-name="T15_6">,<text:s/></text:span><text:span text:style-name="T15_7">able</text:span><text:span text:style-name="T15_8"><text:s/></text:span><text:span text:style-name="T15_9">to</text:span><text:span text:style-name="T15_10"><text:s/></text:span><text:span text:style-name="T15_11">find</text:span><text:span text:style-name="T15_12"><text:s/></text:span><text:span text:style-name="T15_13">innovative</text:span><text:span text:style-name="T15_14"><text:s/></text:span><text:span text:style-name="T15_15">solutions</text:span><text:span text:style-name="T15_16"><text:s/></text:span><text:span text:style-name="T15_17">to</text:span><text:span text:style-name="T15_18"><text:s/></text:span><text:span text:style-name="T15_19">tough</text:span><text:span text:style-name="T15_20"><text:s/></text:span><text:span text:style-name="T15_21">problems</text:span><text:span text:style-name="T15_22">.</text:span></text:p>
        </text:list-item>
      </text:list>
      <text:p text:style-name="P16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7"><text:span text:style-name="T17_1">Languages</text:span></text:p>
          </table:table-cell>
          <table:table-cell table:style-name="Cell2">
            <text:p text:style-name="P18"><text:span text:style-name="T18_1">Strong</text:span><text:span text:style-name="T18_2"><text:s/></text:span><text:span text:style-name="T18_3">experience</text:span><text:span text:style-name="T18_4"><text:s/></text:span><text:span text:style-name="T18_5">in</text:span><text:span text:style-name="T18_6"><text:s/></text:span><text:span text:style-name="T18_7">Java</text:span><text:span text:style-name="T18_8">,<text:s/></text:span><text:span text:style-name="T18_9">Javascript</text:span><text:span text:style-name="T18_10">,<text:s/></text:span><text:span text:style-name="T18_11">and</text:span><text:span text:style-name="T18_12"><text:s/></text:span><text:span text:style-name="T18_13">Perl</text:span></text:p>
            <text:p text:style-name="P19"><text:span text:style-name="T19_1">Experience</text:span><text:span text:style-name="T19_2"><text:s/></text:span><text:span text:style-name="T19_3">in</text:span><text:span text:style-name="T19_4"><text:s/></text:span><text:span text:style-name="T19_5">COBOL</text:span><text:span text:style-name="T19_6">,<text:s/></text:span><text:span text:style-name="T19_7">Lisp</text:span><text:span text:style-name="T19_8">,<text:s/></text:span><text:span text:style-name="T19_9">Ruby</text:span><text:span text:style-name="T19_10">,<text:s/></text:span><text:span text:style-name="T19_11">PHP</text:span><text:span text:style-name="T19_12">,<text:s/></text:span><text:span text:style-name="T19_13">Python</text:span><text:span text:style-name="T19_14">,<text:s/></text:span><text:span text:style-name="T19_15">OpenGL</text:span><text:span text:style-name="T19_16">,<text:s/></text:span><text:span text:style-name="T19_17">C</text:span><text:span text:style-name="T19_18">,<text:s/></text:span><text:span text:style-name="T19_19">and</text:span><text:span text:style-name="T19_20"><text:s/></text:span><text:span text:style-name="T19_21">Visual</text:span><text:span text:style-name="T19_22"><text:s/></text:span><text:span text:style-name="T19_23">Basic</text:span></text:p>
          </table:table-cell>
        </table:table-row>
        <table:table-row table:style-name="Row2">
          <table:table-cell table:style-name="Cell3">
            <text:p text:style-name="P20"><text:span text:style-name="T20_1">Tools</text:span><text:span text:style-name="T20_2"><text:s/></text:span><text:span text:style-name="T20_3">and</text:span><text:span text:style-name="T20_4"><text:s/></text:span><text:span text:style-name="T20_5">Technologies</text:span></text:p>
          </table:table-cell>
          <table:table-cell table:style-name="Cell4">
            <text:p text:style-name="P21"><text:span text:style-name="T21_1">Websphere</text:span><text:span text:style-name="T21_2">,<text:s/></text:span><text:span text:style-name="T21_3">Apache</text:span><text:span text:style-name="T21_4">,<text:s/></text:span><text:span text:style-name="T21_5">HTTP</text:span><text:span text:style-name="T21_6">,<text:s/></text:span><text:span text:style-name="T21_7">TCP</text:span><text:span text:style-name="T21_8">/</text:span><text:span text:style-name="T21_9">IP</text:span><text:span text:style-name="T21_10">,<text:s/></text:span><text:span text:style-name="T21_11">HTML</text:span><text:span text:style-name="T21_12">,<text:s/></text:span><text:span text:style-name="T21_13">CSS</text:span><text:span text:style-name="T21_14">,<text:s/></text:span><text:span text:style-name="T21_15">AJAX</text:span><text:span text:style-name="T21_16">,<text:s/></text:span><text:span text:style-name="T21_17">JSON</text:span><text:span text:style-name="T21_18">,<text:s/></text:span><text:span text:style-name="T21_19">Eclipse</text:span><text:span text:style-name="T21_20">,<text:s/></text:span><text:span text:style-name="T21_21">CVS</text:span><text:span text:style-name="T21_22">,<text:s/></text:span><text:span text:style-name="T21_23">SVN</text:span><text:span text:style-name="T21_24">,<text:s/></text:span><text:span text:style-name="T21_25">JUnit</text:span><text:span text:style-name="T21_26">,<text:s/></text:span><text:span text:style-name="T21_27">JMeter</text:span><text:span text:style-name="T21_28">,<text:s/></text:span><text:span text:style-name="T21_29">Android</text:span><text:span text:style-name="T21_30">,<text:s/></text:span><text:span text:style-name="T21_31">Linux</text:span><text:span text:style-name="T21_32">,<text:s/></text:span><text:span text:style-name="T21_33">Unix</text:span><text:span text:style-name="T21_34">,<text:s/></text:span><text:span text:style-name="T21_35">and</text:span><text:span text:style-name="T21_36"><text:s/></text:span><text:span text:style-name="T21_37">Windows</text:span></text:p>
          </table:table-cell>
        </table:table-row>
        <table:table-row table:style-name="Row3">
          <table:table-cell table:style-name="Cell5">
            <text:p text:style-name="P22"><text:span text:style-name="T22_1">Databases</text:span></text:p>
          </table:table-cell>
          <table:table-cell table:style-name="Cell6">
            <text:p text:style-name="P23"><text:span text:style-name="T23_1">Sybase</text:span><text:span text:style-name="T23_2">,<text:s/></text:span><text:span text:style-name="T23_3">Oracle</text:span><text:span text:style-name="T23_4">,<text:s/></text:span><text:span text:style-name="T23_5">MySQL</text:span><text:span text:style-name="T23_6">,<text:s/></text:span><text:span text:style-name="T23_7">MS</text:span><text:span text:style-name="T23_8"><text:s/></text:span><text:span text:style-name="T23_9">SQL</text:span><text:span text:style-name="T23_10"><text:s/></text:span><text:span text:style-name="T23_11">Server</text:span><text:span text:style-name="T23_12">,<text:s/></text:span><text:span text:style-name="T23_13">Postgres</text:span><text:span text:style-name="T23_14">,<text:s/></text:span><text:span text:style-name="T23_15">Access</text:span><text:span text:style-name="T23_16">,<text:s/></text:span><text:span text:style-name="T23_17">and</text:span><text:span text:style-name="T23_18"><text:s/></text:span><text:span text:style-name="T23_19">Excel</text:span></text:p>
          </table:table-cell>
        </table:table-row>
      </table:table>
      <text:p text:style-name="P24"/>
      <text:p text:style-name="P25"><text:span text:style-name="T25_1">PROFESSIONAL</text:span><text:span text:style-name="T25_2"><text:s/></text:span><text:span text:style-name="T25_3">EXPERIENCE</text:span></text:p>
      <text:p text:style-name="P26"><text:span text:style-name="T26_1">J</text:span><text:span text:style-name="T26_2">.</text:span><text:span text:style-name="T26_3">P</text:span><text:span text:style-name="T26_4">.</text:span><text:span text:style-name="T26_5">Morgan</text:span><text:span text:style-name="T26_6">,<text:s/></text:span><text:span text:style-name="T26_7">Columbus</text:span><text:span text:style-name="T26_8">,<text:s/></text:span><text:span text:style-name="T26_9">Ohio</text:span></text:p>
      <text:p text:style-name="P27"><text:span text:style-name="T27_1">Application</text:span><text:span text:style-name="T27_2"><text:s/></text:span><text:span text:style-name="T27_3">Developer</text:span><text:span text:style-name="T27_4"><text:s/>(</text:span><text:span text:style-name="T27_5">March</text:span><text:span text:style-name="T27_6"><text:s/>2007<text:s/>-<text:s/></text:span><text:span text:style-name="T27_7">February</text:span><text:span text:style-name="T27_8"><text:s/>2011)</text:span></text:p>
      <text:p text:style-name="P28"><text:span text:style-name="T28_1">Application</text:span><text:span text:style-name="T28_2"><text:s/></text:span><text:span text:style-name="T28_3">Developer</text:span><text:span text:style-name="T28_4"><text:s/></text:span><text:span text:style-name="T28_5">Lead</text:span><text:span text:style-name="T28_6"><text:s/>(</text:span><text:span text:style-name="T28_7">February</text:span><text:span text:style-name="T28_8"><text:s/>2011<text:s/>-<text:s/></text:span><text:span text:style-name="T28_9">Present</text:span><text:span text:style-name="T28_10">)</text:span></text:p>
      <text:list text:style-name="LS4" xml:id="list8">
        <text:list-item>
          <text:p text:style-name="P29"><text:span text:style-name="T29_1">Responsible</text:span><text:span text:style-name="T29_2"><text:s/></text:span><text:span text:style-name="T29_3">for</text:span><text:span text:style-name="T29_4"><text:s/></text:span><text:span text:style-name="T29_5">development</text:span><text:span text:style-name="T29_6"><text:s/></text:span><text:span text:style-name="T29_7">and</text:span><text:span text:style-name="T29_8"><text:s/></text:span><text:span text:style-name="T29_9">support</text:span><text:span text:style-name="T29_10"><text:s/></text:span><text:span text:style-name="T29_11">of</text:span><text:span text:style-name="T29_12"><text:s/></text:span><text:span text:style-name="T29_13">a</text:span><text:span text:style-name="T29_14"><text:s/></text:span><text:span text:style-name="T29_15">J</text:span><text:span text:style-name="T29_16">2</text:span><text:span text:style-name="T29_17">EE</text:span><text:span text:style-name="T29_18"><text:s/></text:span><text:span text:style-name="T29_19">web</text:span><text:span text:style-name="T29_20">-</text:span><text:span text:style-name="T29_21">based</text:span><text:span text:style-name="T29_22"><text:s/></text:span><text:span text:style-name="T29_23">global</text:span><text:span text:style-name="T29_24"><text:s/></text:span><text:span text:style-name="T29_25">money</text:span><text:span text:style-name="T29_26"><text:s/></text:span><text:span text:style-name="T29_27">market</text:span><text:span text:style-name="T29_28"><text:s/></text:span><text:span text:style-name="T29_29">fund</text:span><text:span text:style-name="T29_30"><text:s/></text:span><text:span text:style-name="T29_31">trading</text:span><text:span text:style-name="T29_32"><text:s/></text:span><text:span text:style-name="T29_33">platform</text:span><text:span text:style-name="T29_34"><text:s/></text:span><text:span text:style-name="T29_35">which</text:span><text:span text:style-name="T29_36"><text:s/></text:span><text:span text:style-name="T29_37">processes</text:span><text:span text:style-name="T29_38"><text:s/>$5<text:s/></text:span><text:span text:style-name="T29_39">billion</text:span><text:span text:style-name="T29_40"><text:s/></text:span><text:span text:style-name="T29_41">worth</text:span><text:span text:style-name="T29_42"><text:s/></text:span><text:span text:style-name="T29_43">of</text:span><text:span text:style-name="T29_44"><text:s/></text:span><text:span text:style-name="T29_45">trades</text:span><text:span text:style-name="T29_46"><text:s/></text:span><text:span text:style-name="T29_47">daily</text:span><text:span text:style-name="T29_48">.</text:span></text:p>
        </text:list-item>
        <text:list-item>
          <text:p text:style-name="P30"><text:span text:style-name="T30_1">Provided</text:span><text:span text:style-name="T30_2"><text:s/>24<text:s/></text:span><text:span text:style-name="T30_3">hour</text:span><text:span text:style-name="T30_4"><text:s/>3</text:span><text:span text:style-name="T30_5">rd</text:span><text:span text:style-name="T30_6">-</text:span><text:span text:style-name="T30_7">level</text:span><text:span text:style-name="T30_8"><text:s/></text:span><text:span text:style-name="T30_9">support</text:span><text:span text:style-name="T30_10"><text:s/></text:span><text:span text:style-name="T30_11">for</text:span><text:span text:style-name="T30_12"><text:s/></text:span><text:span text:style-name="T30_13">global</text:span><text:span text:style-name="T30_14"><text:s/></text:span><text:span text:style-name="T30_15">mission</text:span><text:span text:style-name="T30_16"><text:s/></text:span><text:span text:style-name="T30_17">critical</text:span><text:span text:style-name="T30_18"><text:s/></text:span><text:span text:style-name="T30_19">applications</text:span><text:span text:style-name="T30_20">.</text:span></text:p>
        </text:list-item>
        <text:list-item>
          <text:p text:style-name="P31"><text:span text:style-name="T31_1">Worked</text:span><text:span text:style-name="T31_2"><text:s/></text:span><text:span text:style-name="T31_3">with</text:span><text:span text:style-name="T31_4"><text:s/></text:span><text:span text:style-name="T31_5">business</text:span><text:span text:style-name="T31_6"><text:s/></text:span><text:span text:style-name="T31_7">users</text:span><text:span text:style-name="T31_8"><text:s/></text:span><text:span text:style-name="T31_9">in</text:span><text:span text:style-name="T31_10"><text:s/></text:span><text:span text:style-name="T31_11">the</text:span><text:span text:style-name="T31_12"><text:s/></text:span><text:span text:style-name="T31_13">US</text:span><text:span text:style-name="T31_14">,<text:s/></text:span><text:span text:style-name="T31_15">Luxembourg</text:span><text:span text:style-name="T31_16">,<text:s/></text:span><text:span text:style-name="T31_17">and</text:span><text:span text:style-name="T31_18"><text:s/></text:span><text:span text:style-name="T31_19">Hong</text:span><text:span text:style-name="T31_20"><text:s/></text:span><text:span text:style-name="T31_21">Kong</text:span><text:span text:style-name="T31_22"><text:s/></text:span><text:span text:style-name="T31_23">to</text:span><text:span text:style-name="T31_24"><text:s/></text:span><text:span text:style-name="T31_25">identify</text:span><text:span text:style-name="T31_26"><text:s/></text:span><text:span text:style-name="T31_27">and</text:span><text:span text:style-name="T31_28"><text:s/></text:span><text:span text:style-name="T31_29">create</text:span><text:span text:style-name="T31_30"><text:s/></text:span><text:span text:style-name="T31_31">application</text:span><text:span text:style-name="T31_32"><text:s/></text:span><text:span text:style-name="T31_33">enhancements</text:span><text:span text:style-name="T31_34">.</text:span></text:p>
        </text:list-item>
      </text:list>
      <text:p text:style-name="P32"/>
      <text:p text:style-name="P33"><text:span text:style-name="T33_1">LexisNexis</text:span><text:span text:style-name="T33_2">,<text:s/></text:span><text:span text:style-name="T33_3">Miamisburg</text:span><text:span text:style-name="T33_4">,<text:s/></text:span><text:span text:style-name="T33_5">Ohio</text:span></text:p>
      <text:p text:style-name="P34"><text:span text:style-name="T34_1">Software</text:span><text:span text:style-name="T34_2"><text:s/></text:span><text:span text:style-name="T34_3">Developer</text:span><text:span text:style-name="T34_4"><text:s/></text:span><text:span text:style-name="T34_5">and</text:span><text:span text:style-name="T34_6"><text:s/></text:span><text:span text:style-name="T34_7">Tester</text:span><text:span text:style-name="T34_8"><text:s/>(</text:span><text:span text:style-name="T34_9">August</text:span><text:span text:style-name="T34_10"><text:s/>2004<text:s/>-<text:s/></text:span><text:span text:style-name="T34_11">March</text:span><text:span text:style-name="T34_12"><text:s/>2007) </text:span></text:p>
      <text:list text:style-name="LS4" xml:id="list11">
        <text:list-item>
          <text:p text:style-name="P35"><text:span text:style-name="T35_1">Developed</text:span><text:span text:style-name="T35_2"><text:s/></text:span><text:span text:style-name="T35_3">a</text:span><text:span text:style-name="T35_4"><text:s/></text:span><text:span text:style-name="T35_5">system</text:span><text:span text:style-name="T35_6"><text:s/></text:span><text:span text:style-name="T35_7">for</text:span><text:span text:style-name="T35_8"><text:s/></text:span><text:span text:style-name="T35_9">tracking</text:span><text:span text:style-name="T35_10"><text:s/></text:span><text:span text:style-name="T35_11">testing</text:span><text:span text:style-name="T35_12"><text:s/></text:span><text:span text:style-name="T35_13">of</text:span><text:span text:style-name="T35_14"><text:s/></text:span><text:span text:style-name="T35_15">software</text:span><text:span text:style-name="T35_16"><text:s/></text:span><text:span text:style-name="T35_17">projects</text:span><text:span text:style-name="T35_18">,<text:s/></text:span><text:span text:style-name="T35_19">using</text:span><text:span text:style-name="T35_20"><text:s/></text:span><text:span text:style-name="T35_21">two</text:span><text:span text:style-name="T35_22"><text:s/></text:span><text:span text:style-name="T35_23">fat</text:span><text:span text:style-name="T35_24">-</text:span><text:span text:style-name="T35_25">client</text:span><text:span text:style-name="T35_26"><text:s/></text:span><text:span text:style-name="T35_27">applications</text:span><text:span text:style-name="T35_28"><text:s/></text:span><text:span text:style-name="T35_29">written</text:span><text:span text:style-name="T35_30"><text:s/></text:span><text:span text:style-name="T35_31">in</text:span><text:span text:style-name="T35_32"><text:s/></text:span><text:span text:style-name="T35_33">Visual</text:span><text:span text:style-name="T35_34"><text:s/></text:span><text:span text:style-name="T35_35">Basic</text:span><text:span text:style-name="T35_36">,<text:s/></text:span><text:span text:style-name="T35_37">which</text:span><text:span text:style-name="T35_38"><text:s/></text:span><text:span text:style-name="T35_39">connected</text:span><text:span text:style-name="T35_40"><text:s/></text:span><text:span text:style-name="T35_41">to</text:span><text:span text:style-name="T35_42"><text:s/></text:span><text:span text:style-name="T35_43">an</text:span><text:span text:style-name="T35_44"><text:s/></text:span><text:span text:style-name="T35_45">Access</text:span><text:span text:style-name="T35_46"><text:s/></text:span><text:span text:style-name="T35_47">database</text:span><text:span text:style-name="T35_48"><text:s/></text:span><text:span text:style-name="T35_49">using</text:span><text:span text:style-name="T35_50"><text:s/></text:span><text:span text:style-name="T35_51">ADO</text:span><text:span text:style-name="T35_52">.<text:s/> </text:span></text:p>
        </text:list-item>
        <text:list-item>
          <text:p text:style-name="P36"><text:span text:style-name="T36_1">Created</text:span><text:span text:style-name="T36_2"><text:s/></text:span><text:span text:style-name="T36_3">a</text:span><text:span text:style-name="T36_4"><text:s/></text:span><text:span text:style-name="T36_5">tool</text:span><text:span text:style-name="T36_6"><text:s/></text:span><text:span text:style-name="T36_7">using</text:span><text:span text:style-name="T36_8"><text:s/></text:span><text:span text:style-name="T36_9">VBA</text:span><text:span text:style-name="T36_10"><text:s/></text:span><text:span text:style-name="T36_11">to</text:span><text:span text:style-name="T36_12"><text:s/></text:span><text:span text:style-name="T36_13">automate</text:span><text:span text:style-name="T36_14"><text:s/></text:span><text:span text:style-name="T36_15">report</text:span><text:span text:style-name="T36_16"><text:s/></text:span><text:span text:style-name="T36_17">generation</text:span><text:span text:style-name="T36_18"><text:s/></text:span><text:span text:style-name="T36_19">from</text:span><text:span text:style-name="T36_20"><text:s/></text:span><text:span text:style-name="T36_21">a</text:span><text:span text:style-name="T36_22"><text:s/></text:span><text:span text:style-name="T36_23">bug</text:span><text:span text:style-name="T36_24"><text:s/></text:span><text:span text:style-name="T36_25">tracking</text:span><text:span text:style-name="T36_26"><text:s/></text:span><text:span text:style-name="T36_27">system</text:span><text:span text:style-name="T36_28">,<text:s/></text:span><text:span text:style-name="T36_29">which</text:span><text:span text:style-name="T36_30"><text:s/></text:span><text:span text:style-name="T36_31">made</text:span><text:span text:style-name="T36_32"><text:s/></text:span><text:span text:style-name="T36_33">use</text:span><text:span text:style-name="T36_34"><text:s/></text:span><text:span text:style-name="T36_35">of</text:span><text:span text:style-name="T36_36"><text:s/></text:span><text:span text:style-name="T36_37">OLE</text:span><text:span text:style-name="T36_38"><text:s/></text:span><text:span text:style-name="T36_39">Automation</text:span><text:span text:style-name="T36_40"><text:s/></text:span><text:span text:style-name="T36_41">to</text:span><text:span text:style-name="T36_42"><text:s/></text:span><text:span text:style-name="T36_43">interface</text:span><text:span text:style-name="T36_44"><text:s/></text:span><text:span text:style-name="T36_45">with</text:span><text:span text:style-name="T36_46"><text:s/></text:span><text:span text:style-name="T36_47">IE</text:span><text:span text:style-name="T36_48"><text:s/></text:span><text:span text:style-name="T36_49">web</text:span><text:span text:style-name="T36_50"><text:s/></text:span><text:span text:style-name="T36_51">components</text:span><text:span text:style-name="T36_52"><text:s/></text:span><text:span text:style-name="T36_53">in</text:span><text:span text:style-name="T36_54"><text:s/></text:span><text:span text:style-name="T36_55">order</text:span><text:span text:style-name="T36_56"><text:s/></text:span><text:span text:style-name="T36_57">to</text:span><text:span text:style-name="T36_58"><text:s/></text:span><text:span text:style-name="T36_59">automate</text:span><text:span text:style-name="T36_60"><text:s/></text:span><text:span text:style-name="T36_61">data</text:span><text:span text:style-name="T36_62"><text:s/></text:span><text:span text:style-name="T36_63">retrieval</text:span><text:span text:style-name="T36_64"><text:s/></text:span><text:span text:style-name="T36_65">from</text:span><text:span text:style-name="T36_66"><text:s/></text:span><text:span text:style-name="T36_67">the</text:span><text:span text:style-name="T36_68"><text:s/></text:span><text:span text:style-name="T36_69">web</text:span><text:span text:style-name="T36_70">-</text:span><text:span text:style-name="T36_71">based</text:span><text:span text:style-name="T36_72"><text:s/></text:span><text:span text:style-name="T36_73">bug</text:span><text:span text:style-name="T36_74"><text:s/></text:span><text:span text:style-name="T36_75">tracking</text:span><text:span text:style-name="T36_76"><text:s/></text:span><text:span text:style-name="T36_77">system</text:span><text:span text:style-name="T36_78">.<text:s/> </text:span></text:p>
        </text:list-item>
        <text:list-item>
          <text:p text:style-name="P37"><text:span text:style-name="T37_1">Wrote</text:span><text:span text:style-name="T37_2"><text:s/></text:span><text:span text:style-name="T37_3">several</text:span><text:span text:style-name="T37_4"><text:s/></text:span><text:span text:style-name="T37_5">SQL</text:span><text:span text:style-name="T37_6"><text:s/></text:span><text:span text:style-name="T37_7">queries</text:span><text:span text:style-name="T37_8"><text:s/></text:span><text:span text:style-name="T37_9">for</text:span><text:span text:style-name="T37_10"><text:s/></text:span><text:span text:style-name="T37_11">tracking</text:span><text:span text:style-name="T37_12"><text:s/></text:span><text:span text:style-name="T37_13">performance</text:span><text:span text:style-name="T37_14"><text:s/></text:span><text:span text:style-name="T37_15">of</text:span><text:span text:style-name="T37_16"><text:s/></text:span><text:span text:style-name="T37_17">sales</text:span><text:span text:style-name="T37_18"><text:s/></text:span><text:span text:style-name="T37_19">representatives</text:span><text:span text:style-name="T37_20">.<text:s/> </text:span></text:p>
        </text:list-item>
      </text:list>
      <text:p text:style-name="P38"/>
      <text:p text:style-name="P39"><text:span text:style-name="T39_1">PERSONAL</text:span><text:span text:style-name="T39_2"><text:s/></text:span><text:span text:style-name="T39_3">EXPERIENCE</text:span></text:p>
      <text:list text:style-name="LS4" xml:id="list14">
        <text:list-item>
          <text:p text:style-name="P40"><text:span text:style-name="T40_1">Developer</text:span><text:span text:style-name="T40_2"><text:s/></text:span><text:span text:style-name="T40_3">of</text:span><text:span text:style-name="T40_4"><text:s/></text:span><text:span text:style-name="T40_5">Robotics</text:span><text:span text:style-name="T40_6">::</text:span><text:span text:style-name="T40_7">IRobot</text:span><text:span text:style-name="T40_8"><text:s/></text:span><text:span text:style-name="T40_9">Perl</text:span><text:span text:style-name="T40_10"><text:s/></text:span><text:span text:style-name="T40_11">module</text:span><text:span text:style-name="T40_12">.<text:s/></text:span><text:span text:style-name="T40_13">Used</text:span><text:span text:style-name="T40_14"><text:s/></text:span><text:span text:style-name="T40_15">for</text:span><text:span text:style-name="T40_16"><text:s/></text:span><text:span text:style-name="T40_17">controlling</text:span><text:span text:style-name="T40_18"><text:s/></text:span><text:span text:style-name="T40_19">IRobot</text:span><text:span text:style-name="T40_20"><text:s/></text:span><text:span text:style-name="T40_21">robots</text:span><text:span text:style-name="T40_22"><text:s/></text:span><text:span text:style-name="T40_23">via</text:span><text:span text:style-name="T40_24"><text:s/></text:span><text:span text:style-name="T40_25">Perl</text:span><text:span text:style-name="T40_26">.<text:s/></text:span><text:span text:style-name="T40_27">Available</text:span><text:span text:style-name="T40_28"><text:s/></text:span><text:span text:style-name="T40_29">on</text:span><text:span text:style-name="T40_30"><text:s/></text:span><text:span text:style-name="T40_31">CPAN</text:span><text:span text:style-name="T40_32">:<text:s/></text:span><text:span text:style-name="T40_33"><text:a xlink:type="simple" xlink:href="http://search.cpan.org/~ratliffm/Robotics-IRobot-0.14/lib/Robotics/IRobot.pm"><text:span text:style-name="T40_34">http</text:span></text:a></text:span><text:span text:style-name="T40_35"><text:a xlink:type="simple" xlink:href="http://search.cpan.org/~ratliffm/Robotics-IRobot-0.14/lib/Robotics/IRobot.pm"><text:span text:style-name="T40_36">://</text:span></text:a></text:span><text:span text:style-name="T40_37"><text:a xlink:type="simple" xlink:href="http://search.cpan.org/~ratliffm/Robotics-IRobot-0.14/lib/Robotics/IRobot.pm"><text:span text:style-name="T40_38">search</text:span></text:a></text:span><text:span text:style-name="T40_39"><text:a xlink:type="simple" xlink:href="http://search.cpan.org/~ratliffm/Robotics-IRobot-0.14/lib/Robotics/IRobot.pm"><text:span text:style-name="T40_40">.</text:span></text:a></text:span><text:span text:style-name="T40_41"><text:a xlink:type="simple" xlink:href="http://search.cpan.org/~ratliffm/Robotics-IRobot-0.14/lib/Robotics/IRobot.pm"><text:span text:style-name="T40_42">cpan</text:span></text:a></text:span><text:span text:style-name="T40_43"><text:a xlink:type="simple" xlink:href="http://search.cpan.org/~ratliffm/Robotics-IRobot-0.14/lib/Robotics/IRobot.pm"><text:span text:style-name="T40_44">.</text:span></text:a></text:span><text:span text:style-name="T40_45"><text:a xlink:type="simple" xlink:href="http://search.cpan.org/~ratliffm/Robotics-IRobot-0.14/lib/Robotics/IRobot.pm"><text:span text:style-name="T40_46">org</text:span></text:a></text:span><text:span text:style-name="T40_47"><text:a xlink:type="simple" xlink:href="http://search.cpan.org/~ratliffm/Robotics-IRobot-0.14/lib/Robotics/IRobot.pm"><text:span text:style-name="T40_48">/~</text:span></text:a></text:span><text:span text:style-name="T40_49"><text:a xlink:type="simple" xlink:href="http://search.cpan.org/~ratliffm/Robotics-IRobot-0.14/lib/Robotics/IRobot.pm"><text:span text:style-name="T40_50">ratliffm</text:span></text:a></text:span><text:span text:style-name="T40_51"><text:a xlink:type="simple" xlink:href="http://search.cpan.org/~ratliffm/Robotics-IRobot-0.14/lib/Robotics/IRobot.pm"><text:span text:style-name="T40_52">/</text:span></text:a></text:span><text:span text:style-name="T40_53"><text:a xlink:type="simple" xlink:href="http://search.cpan.org/~ratliffm/Robotics-IRobot-0.14/lib/Robotics/IRobot.pm"><text:span text:style-name="T40_54">Robotics</text:span></text:a></text:span><text:span text:style-name="T40_55"><text:a xlink:type="simple" xlink:href="http://search.cpan.org/~ratliffm/Robotics-IRobot-0.14/lib/Robotics/IRobot.pm"><text:span text:style-name="T40_56">-</text:span></text:a></text:span><text:span text:style-name="T40_57"><text:a xlink:type="simple" xlink:href="http://search.cpan.org/~ratliffm/Robotics-IRobot-0.14/lib/Robotics/IRobot.pm"><text:span text:style-name="T40_58">IRobot</text:span></text:a></text:span><text:span text:style-name="T40_59"><text:a xlink:type="simple" xlink:href="http://search.cpan.org/~ratliffm/Robotics-IRobot-0.14/lib/Robotics/IRobot.pm"><text:span text:style-name="T40_60">-0.14/</text:span></text:a></text:span><text:span text:style-name="T40_61"><text:a xlink:type="simple" xlink:href="http://search.cpan.org/~ratliffm/Robotics-IRobot-0.14/lib/Robotics/IRobot.pm"><text:span text:style-name="T40_62">lib</text:span></text:a></text:span><text:span text:style-name="T40_63"><text:a xlink:type="simple" xlink:href="http://search.cpan.org/~ratliffm/Robotics-IRobot-0.14/lib/Robotics/IRobot.pm"><text:span text:style-name="T40_64">/</text:span></text:a></text:span><text:span text:style-name="T40_65"><text:a xlink:type="simple" xlink:href="http://search.cpan.org/~ratliffm/Robotics-IRobot-0.14/lib/Robotics/IRobot.pm"><text:span text:style-name="T40_66">Robotics</text:span></text:a></text:span><text:span text:style-name="T40_67"><text:a xlink:type="simple" xlink:href="http://search.cpan.org/~ratliffm/Robotics-IRobot-0.14/lib/Robotics/IRobot.pm"><text:span text:style-name="T40_68">/</text:span></text:a></text:span><text:span text:style-name="T40_69"><text:a xlink:type="simple" xlink:href="http://search.cpan.org/~ratliffm/Robotics-IRobot-0.14/lib/Robotics/IRobot.pm"><text:span text:style-name="T40_70">IRobot</text:span></text:a></text:span><text:span text:style-name="T40_71"><text:a xlink:type="simple" xlink:href="http://search.cpan.org/~ratliffm/Robotics-IRobot-0.14/lib/Robotics/IRobot.pm"><text:span text:style-name="T40_72">.</text:span></text:a></text:span><text:span text:style-name="T40_73"><text:a xlink:type="simple" xlink:href="http://search.cpan.org/~ratliffm/Robotics-IRobot-0.14/lib/Robotics/IRobot.pm"><text:span text:style-name="T40_74">pm</text:span></text:a></text:span><text:span text:style-name="T40_75"> <text:s/></text:span></text:p>
        </text:list-item>
        <text:list-item>
          <text:p text:style-name="P41"><text:span text:style-name="T41_1">Developer</text:span><text:span text:style-name="T41_2"><text:s/></text:span><text:span text:style-name="T41_3">of</text:span><text:span text:style-name="T41_4"><text:s/></text:span><text:span text:style-name="T41_5">Lunch</text:span><text:span text:style-name="T41_6"><text:s/></text:span><text:span text:style-name="T41_7">Vote</text:span><text:span text:style-name="T41_8"><text:s/></text:span><text:span text:style-name="T41_9">Android</text:span><text:span text:style-name="T41_10"><text:s/></text:span><text:span text:style-name="T41_11">app</text:span><text:span text:style-name="T41_12">.<text:s/></text:span><text:span text:style-name="T41_13">An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help</text:span><text:span text:style-name="T41_20"><text:s/></text:span><text:span text:style-name="T41_21">a</text:span><text:span text:style-name="T41_22"><text:s/></text:span><text:span text:style-name="T41_23">group</text:span><text:span text:style-name="T41_24"><text:s/></text:span><text:span text:style-name="T41_25">of</text:span><text:span text:style-name="T41_26"><text:s/></text:span><text:span text:style-name="T41_27">people</text:span><text:span text:style-name="T41_28"><text:s/></text:span><text:span text:style-name="T41_29">decide</text:span><text:span text:style-name="T41_30"><text:s/></text:span><text:span text:style-name="T41_31">what</text:span><text:span text:style-name="T41_32"><text:s/></text:span><text:span text:style-name="T41_33">to</text:span><text:span text:style-name="T41_34"><text:s/></text:span><text:span text:style-name="T41_35">have</text:span><text:span text:style-name="T41_36"><text:s/></text:span><text:span text:style-name="T41_37">for</text:span><text:span text:style-name="T41_38"><text:s/></text:span><text:span text:style-name="T41_39">lunch</text:span><text:span text:style-name="T41_40">.<text:s/></text:span><text:span text:style-name="T41_41">Available</text:span><text:span text:style-name="T41_42"><text:s/></text:span><text:span text:style-name="T41_43">on</text:span><text:span text:style-name="T41_44"><text:s/></text:span><text:span text:style-name="T41_45">Android</text:span><text:span text:style-name="T41_46"><text:s/></text:span><text:span text:style-name="T41_47">Market</text:span><text:span text:style-name="T41_48">:<text:s/></text:span><text:span text:style-name="T41_49"><text:a xlink:type="simple" xlink:href="https://market.android.com/details?id=com.michaelratliff.groupvoter"><text:span text:style-name="T41_50">https</text:span></text:a></text:span><text:span text:style-name="T41_51"><text:a xlink:type="simple" xlink:href="https://market.android.com/details?id=com.michaelratliff.groupvoter"><text:span text:style-name="T41_52">://</text:span></text:a></text:span><text:span text:style-name="T41_53"><text:a xlink:type="simple" xlink:href="https://market.android.com/details?id=com.michaelratliff.groupvoter"><text:span text:style-name="T41_54">market</text:span></text:a></text:span><text:span text:style-name="T41_55"><text:a xlink:type="simple" xlink:href="https://market.android.com/details?id=com.michaelratliff.groupvoter"><text:span text:style-name="T41_56">.</text:span></text:a></text:span><text:span text:style-name="T41_57"><text:a xlink:type="simple" xlink:href="https://market.android.com/details?id=com.michaelratliff.groupvoter"><text:span text:style-name="T41_58">android</text:span></text:a></text:span><text:span text:style-name="T41_59"><text:a xlink:type="simple" xlink:href="https://market.android.com/details?id=com.michaelratliff.groupvoter"><text:span text:style-name="T41_60">.</text:span></text:a></text:span><text:span text:style-name="T41_61"><text:a xlink:type="simple" xlink:href="https://market.android.com/details?id=com.michaelratliff.groupvoter"><text:span text:style-name="T41_62">com</text:span></text:a></text:span><text:span text:style-name="T41_63"><text:a xlink:type="simple" xlink:href="https://market.android.com/details?id=com.michaelratliff.groupvoter"><text:span text:style-name="T41_64">/</text:span></text:a></text:span><text:span text:style-name="T41_65"><text:a xlink:type="simple" xlink:href="https://market.android.com/details?id=com.michaelratliff.groupvoter"><text:span text:style-name="T41_66">details</text:span></text:a></text:span><text:span text:style-name="T41_67"><text:a xlink:type="simple" xlink:href="https://market.android.com/details?id=com.michaelratliff.groupvoter"><text:span text:style-name="T41_68">?</text:span></text:a></text:span><text:span text:style-name="T41_69"><text:a xlink:type="simple" xlink:href="https://market.android.com/details?id=com.michaelratliff.groupvoter"><text:span text:style-name="T41_70">id</text:span></text:a></text:span><text:span text:style-name="T41_71"><text:a xlink:type="simple" xlink:href="https://market.android.com/details?id=com.michaelratliff.groupvoter"><text:span text:style-name="T41_72">=</text:span></text:a></text:span><text:span text:style-name="T41_73"><text:a xlink:type="simple" xlink:href="https://market.android.com/details?id=com.michaelratliff.groupvoter"><text:span text:style-name="T41_74">com</text:span></text:a></text:span><text:span text:style-name="T41_75"><text:a xlink:type="simple" xlink:href="https://market.android.com/details?id=com.michaelratliff.groupvoter"><text:span text:style-name="T41_76">.</text:span></text:a></text:span><text:span text:style-name="T41_77"><text:a xlink:type="simple" xlink:href="https://market.android.com/details?id=com.michaelratliff.groupvoter"><text:span text:style-name="T41_78">michaelratliff</text:span></text:a></text:span><text:span text:style-name="T41_79"><text:a xlink:type="simple" xlink:href="https://market.android.com/details?id=com.michaelratliff.groupvoter"><text:span text:style-name="T41_80">.</text:span></text:a></text:span><text:span text:style-name="T41_81"><text:a xlink:type="simple" xlink:href="https://market.android.com/details?id=com.michaelratliff.groupvoter"><text:span text:style-name="T41_82">groupvoter</text:span></text:a></text:span><text:span text:style-name="T41_83"><text:s/></text:span></text:p>
        </text:list-item>
      </text:list>
      <text:p text:style-name="P42"/>
      <text:h text:style-name="P43" text:outline-level="10"><text:bookmark-start text:name="h.8bd8ec3e734b"/><text:bookmark-end text:name="h.8bd8ec3e734b"/><text:span text:style-name="T43_1">EDUCATION</text:span></text:h>
      <text:p text:style-name="P44"><text:span text:style-name="T44_1">The</text:span><text:span text:style-name="T44_2"><text:s/></text:span><text:span text:style-name="T44_3">Ohio</text:span><text:span text:style-name="T44_4"><text:s/></text:span><text:span text:style-name="T44_5">State</text:span><text:span text:style-name="T44_6"><text:s/></text:span><text:span text:style-name="T44_7">University</text:span><text:span text:style-name="T44_8">,<text:s/></text:span><text:span text:style-name="T44_9">Columbus</text:span><text:span text:style-name="T44_10">,<text:s/></text:span><text:span text:style-name="T44_11">Ohio</text:span><text:span text:style-name="T44_12"><text:tab/></text:span><text:span text:style-name="T44_13">June</text:span><text:span text:style-name="T44_14"><text:s/>2005</text:span></text:p>
      <text:p text:style-name="P45"><text:span text:style-name="T45_1">Master</text:span><text:span text:style-name="T45_2"><text:s/></text:span><text:span text:style-name="T45_3">of</text:span><text:span text:style-name="T45_4"><text:s/></text:span><text:span text:style-name="T45_5">Science</text:span><text:span text:style-name="T45_6"><text:s/></text:span><text:span text:style-name="T45_7">Degree</text:span><text:span text:style-name="T45_8"><text:s/></text:span><text:span text:style-name="T45_9">in</text:span><text:span text:style-name="T45_10"><text:s/></text:span><text:span text:style-name="T45_11">Computer</text:span><text:span text:style-name="T45_12"><text:s/></text:span><text:span text:style-name="T45_13">Science</text:span><text:span text:style-name="T45_14"><text:s/></text:span><text:span text:style-name="T45_15">and</text:span><text:span text:style-name="T45_16"><text:s/></text:span><text:span text:style-name="T45_17">Engineering</text:span><text:span text:style-name="T45_18"><text:s/></text:span></text:p>
      <text:p text:style-name="P46"><text:span text:style-name="T46_1"> </text:span></text:p>
      <text:p text:style-name="P47"><text:span text:style-name="T47_1">The</text:span><text:span text:style-name="T47_2"><text:s/></text:span><text:span text:style-name="T47_3">Ohio</text:span><text:span text:style-name="T47_4"><text:s/></text:span><text:span text:style-name="T47_5">State</text:span><text:span text:style-name="T47_6"><text:s/></text:span><text:span text:style-name="T47_7">University</text:span><text:span text:style-name="T47_8">,<text:s/></text:span><text:span text:style-name="T47_9">Columbus</text:span><text:span text:style-name="T47_10">,<text:s/></text:span><text:span text:style-name="T47_11">Ohio</text:span><text:span text:style-name="T47_12"><text:tab/></text:span><text:span text:style-name="T47_13">June</text:span><text:span text:style-name="T47_14"><text:s/>2003</text:span></text:p>
      <text:p text:style-name="P48"><text:span text:style-name="T48_1">Bachelor</text:span><text:span text:style-name="T48_2"><text:s/></text:span><text:span text:style-name="T48_3">of</text:span><text:span text:style-name="T48_4"><text:s/></text:span><text:span text:style-name="T48_5">Science</text:span><text:span text:style-name="T48_6"><text:s/></text:span><text:span text:style-name="T48_7">Degree</text:span><text:span text:style-name="T48_8"><text:s/></text:span><text:span text:style-name="T48_9">in</text:span><text:span text:style-name="T48_10"><text:s/></text:span><text:span text:style-name="T48_11">Computer</text:span><text:span text:style-name="T48_12"><text:s/></text:span><text:span text:style-name="T48_13">and</text:span><text:span text:style-name="T48_14"><text:s/></text:span><text:span text:style-name="T48_15">Information</text:span><text:span text:style-name="T48_16"><text:s/></text:span><text:span text:style-name="T48_17">Science</text:span><text:span text:style-name="T48_18"><text:s/> 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423cm" fo:margin-bottom="0.42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97cm" fo:margin-bottom="0.397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423cm" fo:margin-bottom="0.42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5cm" fo:margin-bottom="0.45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45cm" fo:margin-bottom="0.45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635cm" fo:margin-bottom="0.635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016cm" fo:padding-bottom="0cm" fo:margin-bottom="1.143cm" fo:padding-left="0cm" fo:margin-left="1.143cm" fo:padding-right="0cm" fo:margin-right="1.143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